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9.072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219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166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8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1.605cm" fo:break-before="auto" style:use-optimal-row-height="true"/>
    </style:style>
    <style:style style:name="ro7" style:family="table-row">
      <style:table-row-properties style:row-height="1.104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2.106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1.369cm" fo:break-before="auto" style:use-optimal-row-height="true"/>
    </style:style>
    <style:style style:name="ro13" style:family="table-row">
      <style:table-row-properties style:row-height="2.08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ff33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loext:vertical-justify="auto" style:vertical-align="middle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loext:vertical-justify="auto" style:vertical-align="justify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loext:vertical-justify="auto" style:vertical-align="justify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1pt solid #000000" style:direction="ltr" fo:padding="0.071cm" style:rotation-angle="0" style:rotation-align="none" style:shrink-to-fit="false" loext:vertical-justify="auto" style:vertical-align="justify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91pt solid #000000" fo:padding="0.071cm" style:rotation-align="none"/>
      <style:paragraph-properties fo:text-align="center" fo:margin-left="0cm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91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1pt solid #000000" style:direction="ltr" fo:padding="0.071cm" style:rotation-angle="0" style:rotation-align="none" style:shrink-to-fit="false" loext:vertical-justify="auto" style:vertical-align="justify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1pt solid #000000" style:direction="ltr" fo:padding="0.071cm" style:rotation-angle="0" style:rotation-align="none" style:shrink-to-fit="false" loext:vertical-justify="auto" style:vertical-align="justify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loext:vertical-justify="auto" style:vertical-align="top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loext:vertical-justify="auto" style:vertical-align="top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loext:vertical-justify="auto" style:vertical-align="top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loext:vertical-justify="auto" style:vertical-align="top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91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91pt solid #000000" fo:padding="0.071cm" style:rotation-align="none"/>
      <style:paragraph-properties fo:text-align="center" fo:margin-left="0cm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91pt solid #000000" fo:padding="0.071cm" style:rotation-align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91pt solid #000000" fo:padding="0.071cm" style:rotation-align="none"/>
      <style:paragraph-properties fo:text-align="center" fo:margin-left="0cm"/>
      <style:text-properties fo:color="#0000ff" fo:font-weight="bold" style:font-weight-asian="bold" style:font-weight-complex="bold"/>
    </style:style>
    <style:style style:name="ce24" style:family="table-cell" style:parent-style-name="Default">
      <style:table-cell-properties style:diagonal-bl-tr="none" style:diagonal-tl-br="none" fo:border="0.91pt solid #000000" fo:padding="0.071cm" style:rotation-align="none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91pt solid #000000" fo:padding="0.071cm" style:rotation-align="none"/>
      <style:paragraph-properties fo:text-align="center" fo:margin-left="0cm"/>
      <style:text-properties fo:color="#0000ff"/>
    </style:style>
    <style:style style:name="ce26" style:family="table-cell" style:parent-style-name="Default">
      <style:table-cell-properties style:diagonal-bl-tr="none" style:diagonal-tl-br="none" fo:border="0.91pt solid #000000" fo:padding="0.071cm" style:rotation-align="none"/>
      <style:text-properties fo:color="#0000ff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91pt solid #000000" fo:padding="0.071cm" style:rotation-align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loext:vertical-justify="auto" style:vertical-align="justify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1.5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1.5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1.5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ff"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loext:vertical-justify="auto" style:vertical-align="top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loext:vertical-justify="auto" style:vertical-align="top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border-bottom="1.5pt solid #000000" style:text-align-source="fix" style:repeat-content="false" fo:border-left="none" fo:border-right="0.06pt solid #000000" fo:border-top="none"/>
      <style:paragraph-properties fo:text-align="center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0.91pt solid #000000" fo:padding="0.071cm" style:rotation-align="non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loext:vertical-justify="auto" style:vertical-align="middle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1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II) Cadre enquête commu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/>
          <table:table-cell table:style-name="ce14" office:value-type="string">
            <text:p>Source : Ministère de l’intérieur (DLPAJ)</text:p>
          </table:table-cell>
          <table:table-cell table:number-columns-repeated="1022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/>
          <table:table-cell table:style-name="ce15" office:value-type="string">
            <text:p>Effectifs police municipale au 31 décembre 2016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6"/>
          <table:table-cell table:style-name="ce14"/>
          <table:table-cell table:number-columns-repeated="1015"/>
        </table:table-row>
        <table:table-row table:style-name="ro2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3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style-name="ce2" office:value-type="string">
            <text:p>Départements</text:p>
          </table:table-cell>
          <table:table-cell table:style-name="ce16" office:value-type="string">
            <text:p>Liste des communes de votre département ayant un service de police municipale</text:p>
          </table:table-cell>
          <table:table-cell table:style-name="ce34" office:value-type="string">
            <text:p>Nombre de policiers municipaux</text:p>
          </table:table-cell>
          <table:table-cell table:style-name="ce38" office:value-type="string">
            <text:p>Nombre d’ASVP</text:p>
          </table:table-cell>
          <table:table-cell table:style-name="ce38" office:value-type="string">
            <text:p>Nombre de gardes-champêtres</text:p>
          </table:table-cell>
          <table:table-cell table:style-name="ce40" office:value-type="string">
            <text:p>Nombre d'agents cynophiles</text:p>
          </table:table-cell>
          <table:table-cell table:style-name="ce40" office:value-type="string">
            <text:p>Nombre de chiens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Ain (01)</text:p>
          </table:table-cell>
          <table:table-cell table:style-name="ce17" office:value-type="string">
            <text:p>AMBERIEU EN BUGEY (convention avec CHATEAU GAILLARD et DOUVRES)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1">
            <text:p>1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Bourg en Bresse</text:p>
          </table:table-cell>
          <table:table-cell table:style-name="ce18" office:value-type="string">
            <text:p>AMBERIEUX EN DOMBES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AMBRONAY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ANGLEFORT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ARBENT</text:p>
          </table:table-cell>
          <table:table-cell table:style-name="ce35" office:value-type="float" office:value="3">
            <text:p>3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ASNIERES SUR SAONE (convention – voir CC Pays de Bâgé)</text:p>
          </table:table-cell>
          <table:table-cell table:number-columns-repeated="4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ATTIGNAT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BAGE LA VILLE ( + convention – voir CC Pays de Bâgé)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4"/>
          <table:table-cell table:style-name="ce18" office:value-type="string">
            <text:p>BAGE LE CHATEL (CC PAYS DE BAGE) compétents sur Asnières, Vésines, Bâgé la Ville, Bâge le Chatel, Feillens, Dommartin, Manziat,Replonges,St André de Bâgé)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BALAN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BELIGNIEUX (mis à disposition de BRESSOLLES)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BELLEGARDE sur VALSERINE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BELLEY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BELLIGNAT</text:p>
          </table:table-cell>
          <table:table-cell table:style-name="ce35" office:value-type="float" office:value="2">
            <text:p>2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BEYNOST</text:p>
          </table:table-cell>
          <table:table-cell table:style-name="ce35" office:value-type="float" office:value="3">
            <text:p>3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BIZIAT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9" office:value-type="string">
            <text:p>BOURG EN BRESSE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BOURG ST CHRISTOPHE ( convention -voir MEXIMIEUX)</text:p>
          </table:table-cell>
          <table:table-cell table:number-columns-repeated="4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BRESSOLLES (convention - voir BELIGNIEUX)</text:p>
          </table:table-cell>
          <table:table-cell table:number-columns-repeated="4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BREGNIER CORDON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CESSY</text:p>
          </table:table-cell>
          <table:table-cell table:style-name="ce35" office:value-type="float" office:value="2">
            <text:p>2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CEYZERIAT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CHALAMONT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CHANAY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CHATEAU GAILLARD (convention - voir AMBERIEU EN BUGEY)</text:p>
          </table:table-cell>
          <table:table-cell table:number-columns-repeated="4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CHATILLON EN MICHAILLE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CHATILLON SUR CHALARONNE</text:p>
          </table:table-cell>
          <table:table-cell table:style-name="ce35" office:value-type="float" office:value="3">
            <text:p>3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CIVRIEUX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COLIGNY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COLLONGES (mis à disposition de FARGES et PERON)</text:p>
          </table:table-cell>
          <table:table-cell table:style-name="ce35" office:value-type="float" office:value="2">
            <text:p>2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CULOZ</text:p>
          </table:table-cell>
          <table:table-cell table:style-name="ce35" office:value-type="float" office:value="2">
            <text:p>2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DAGNEUX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DIVONNE LES BAINS (mis à disposition de GRILLY et VESANCY)</text:p>
          </table:table-cell>
          <table:table-cell table:style-name="ce35" office:value-type="float" office:value="9">
            <text:p>9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DOMMARTIN (convention – voir CC PAYS DE BAGE)</text:p>
          </table:table-cell>
          <table:table-cell table:number-columns-repeated="4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DOMPIERRE SUR VEYLE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DORTAN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DOUVRES (convention – voir AMBERIEU-en-BUGEY)</text:p>
          </table:table-cell>
          <table:table-cell table:number-columns-repeated="4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DRUILLAT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FARGES (convention - voir COLLONGES)</text:p>
          </table:table-cell>
          <table:table-cell table:number-columns-repeated="4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FEILLENS (convention – voir CC PAYS DE BAGE)</text:p>
          </table:table-cell>
          <table:table-cell table:number-columns-repeated="4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FERNEY-VOLTAIRE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2">
            <text:p>2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GENOUILLEUX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GEX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GORREVOD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7">
          <table:table-cell table:style-name="ce4"/>
          <table:table-cell table:style-name="ce18" office:value-type="string">
            <text:p>GRILLY (convention – Voir DIVONNE LES BAINS)</text:p>
          </table:table-cell>
          <table:table-cell table:number-columns-repeated="4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GROISSIAT</text:p>
          </table:table-cell>
          <table:table-cell table:style-name="ce35" office:value-type="float" office:value="0">
            <text:p>0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HAUTECOURT ROMANECHE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9">
          <table:table-cell table:style-name="ce4"/>
          <table:table-cell table:style-name="ce18" office:value-type="string">
            <text:p>HAUTEVILLE-LOMPNES</text:p>
          </table:table-cell>
          <table:table-cell table:style-name="ce35" office:value-type="float" office:value="1">
            <text:p>1</text:p>
          </table:table-cell>
          <table:table-cell table:number-columns-repeated="3" table:style-name="ce3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20" office:value-type="string">
            <text:p>JASSANS-RIOTTI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20" office:value-type="string">
            <text:p>LA BOISS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LAGNIEU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LOYETT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MANZIAT (+ convention – voir CC PAYS DE BAGE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MASSI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MEXIMIEUX (mis à disposition de PEROUGES et BOURG ST CHRISTOPHE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MIONN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MIRIBEL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MONTHIE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MONTLUEL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MONTMERLE SUR SAON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MONTREAL LA CLUS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NANTU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LES NEYROLL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NEYR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NIEVRO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OYONNAX (dont 1 brigade canine composée de 2 maîtres chiens)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PERON <text:s/>(convention – voir COLLONGES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PERONNA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PEROUGES (convention – voir MEXIMIEUX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PEYZIEUX SUR SAO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PONC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PONT D’A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PONT DE VA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PONT DE VEY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PREVESSIN MOEN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REPLONGES (convention <text:s/>- voir CC PAYS DE BAG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REYRIE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RIGNIEUX LE FRAN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ANDRE DE BAGE – (convention voir CC PAYS DE BAG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ANDRE DE CORC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BERNAR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CYR SUR MENTH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DENIS EN BUGE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DENIS LES BOUR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DIDIER SUR CHALARO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ETIENNE DU BOI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ETIENNE SUR REYSSOUZ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GENIS POUILL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JEAN LE VI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LAURENT SUR SAO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MARCEL EN DOMB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MARTIN DU FRES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MAURICE DE BEYNOS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MAURICE DE GOURDA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RAMBERT EN BUGE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 TRIVIER DE COURT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AINTE EUPHEMI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SEYSSE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TEN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THOIR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THOISSE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TREVOU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VESANCY (convention – voir DIVONNE LES BAINS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VESINES (convention – voir CC PAYS DE BAG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VIEU D’IZENAV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VILLARS LES DOMB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VILLEBOI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VILLIEU LOYES MOLL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VIRI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21" office:value-type="string">
            <text:p>VONNA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5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>
          <table:table-cell table:style-name="ce6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Aisne (02)</text:p>
          </table:table-cell>
          <table:table-cell table:style-name="ce22" office:value-type="string">
            <text:p>Beauto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Laon</text:p>
          </table:table-cell>
          <table:table-cell table:style-name="ce21" office:value-type="string">
            <text:p>Belle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âteau-Thier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rly-sur-Mar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hain-en-Vermando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un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ere-en-Tardenoi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ieulai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lavy le Marte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auch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uis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Fé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Ferté Mil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Lao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r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Oulchy le Châtea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in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Quentin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oisson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lleneuve Saint Germa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ry Noureu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illy sur Ais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Allier (03)</text:p>
          </table:table-cell>
          <table:table-cell table:style-name="ce22" office:value-type="string">
            <text:p>ABRES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Moulins</text:p>
          </table:table-cell>
          <table:table-cell table:style-name="ce21" office:value-type="string">
            <text:p>AINAY-LE-CHÂTEA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VERM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LLERIVE SUR ALLI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RBON L'ARCHAMBAUL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MMENTR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SNE D'ALLI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USSE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DOMER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ANNA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PALISS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VAULT SAINTE AN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MAYET DE MONTA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LICOR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MOULIN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NTLUC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NERIS-LES-BA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T-GERMAIN-DES-FOSS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T-POURCAIN-SUR-SIOU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T-YOR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OULON SUR ALLI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RENNES-SUR-ALLI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CHY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YZEU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2">
          <table:table-cell table:style-name="ce7" office:value-type="string">
            <text:p>Alpes-de-Haute-Provence (04)</text:p>
          </table:table-cell>
          <table:table-cell table:style-name="ce22" office:value-type="string">
            <text:p>ALLO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Digne</text:p>
          </table:table-cell>
          <table:table-cell table:style-name="ce21" office:value-type="string">
            <text:p>BARCELONNETT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STELLA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TEAU-ARNOUX-SAINT-AUB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RBI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URBA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DIGNE-LES-BAIN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NCHASTRAY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SPARRON-DE-VERD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ORCALQUI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REOUX-LES-BAI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JAUSIE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S ME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LIJA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NOSQU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USTIERS-SAINTE-MARIE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ORAIS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EYRUI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IERREVER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IE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E-CROIX-DE-VERD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E-TULL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ISTERO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UVERNET-FOU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LENSO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LLENEUV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OL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8">
          <table:table-cell table:style-name="ce7" office:value-type="string">
            <text:p>Hautes-Alpes (05)</text:p>
          </table:table-cell>
          <table:table-cell table:style-name="ce22" office:value-type="string">
            <text:p>Saint Michel de Chaillo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Gap</text:p>
          </table:table-cell>
          <table:table-cell table:style-name="ce21" office:value-type="string">
            <text:p>Orcièr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’Argentière la Bessé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r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runiè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l Buëch-Méoug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igoy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uillest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org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Chaffre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vines le L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André d’Embru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Salle les Alp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ragne-Montégli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Névach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rianço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rati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isou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mbru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s Orr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eyn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er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Monêtier les Bai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Gap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all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ntgenêv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llouise-Pelvou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Bonnet en Champsau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Dévolu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uy Saint Vinc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6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8">
          <table:table-cell table:style-name="ce7" office:value-type="string">
            <text:p>Alpes-Maritimes (06)</text:p>
          </table:table-cell>
          <table:table-cell table:style-name="ce22" office:value-type="string">
            <text:p>Antibes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Nice</text:p>
          </table:table-cell>
          <table:table-cell table:style-name="ce21" office:value-type="string">
            <text:p>Auribeau sur Siagne 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r sur Loup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aulieu sur M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ausoleil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iot</text:p>
          </table:table-cell>
          <table:table-cell table:style-name="ce21" office:value-type="float" office:value="16">
            <text:p>1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lausas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reil sur Roya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gnes-sur-Mer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3">
            <text:p>2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nne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p d'Ai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rros</text:p>
          </table:table-cell>
          <table:table-cell table:style-name="ce21" office:value-type="float" office:value="17">
            <text:p>1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teauneuf de Grass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lomar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nt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z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alic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rass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Isol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Colle sur Loup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Gaud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Roquette sur Siag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Trinité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Turbi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Cannet 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5">
            <text:p>2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Roure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Tign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v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ndelieu la Napoul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nton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9">
            <text:p>1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uans Sartoux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ugin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Nice</text:p>
          </table:table-cell>
          <table:table-cell table:style-name="ce21" office:value-type="float" office:value="386">
            <text:p>386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egomas 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e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eymeinad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quebilliè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quebrune Cap Marti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quefort Les Pi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André de la Roch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Cézaire sur Siagn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Etienne de Tinée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Jean Cap Ferrat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Jeanne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Laurent du Var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Paul de Venc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Vallier de Thiey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org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osp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péracédè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end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héoule-sur-Mer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ourrette-Leve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ourrettes sur Loup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lbonn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llauris Golfe Juan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n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franche sur M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neuve Loubet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Ardèche (07)</text:p>
          </table:table-cell>
          <table:table-cell table:style-name="ce22" office:value-type="string">
            <text:p>ANNONA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Privas</text:p>
          </table:table-cell>
          <table:table-cell table:style-name="ce21" office:value-type="string">
            <text:p>AUBENAS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AUCHAST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LIEU LES ANNON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RG-SAINT-ANDEOL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RMES-SUR-RHO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DAVEZI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UILHERAND-GRANGES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JOYEUS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VOULTE-SUR-RHO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CHEYL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POUZI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TEI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S VA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PRIVA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UOM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JUST D’ARDECH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PERA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OURNON-SUR-RHON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LLON-PONT-D’AR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LLENEUVE-DE-BERG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VIER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Ardennes (08)</text:p>
          </table:table-cell>
          <table:table-cell table:style-name="ce21" office:value-type="string">
            <text:p>BAZEI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Charleville Meziéres</text:p>
          </table:table-cell>
          <table:table-cell table:style-name="ce21" office:value-type="string">
            <text:p>CARIGN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CHARLEVILLE-MEZIERE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OO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DONCHE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LO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FRANCH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ROMELEN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UMA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ESPUNSA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IVE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S HAUTES RIVI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HAYB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UZ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NOUVION SUR MEU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NOUZONVILL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ETHE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EVI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IMO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OCROI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EDA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LLERS SEMEUS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REUX WALLERAN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VIER AU COUR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RIGNE AUX BO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6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Ariège (09)</text:p>
          </table:table-cell>
          <table:table-cell table:style-name="ce21" office:value-type="string">
            <text:p>Ax les Thermes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Foix</text:p>
          </table:table-cell>
          <table:table-cell table:style-name="ce23" office:value-type="string">
            <text:p>Foix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velane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zè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ercus-Garrab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ntgailhar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amier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ura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Giro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Lizi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verdu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arascon sur Arièg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our du Crieu (La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Usto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rilh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Aube (10)</text:p>
          </table:table-cell>
          <table:table-cell table:style-name="ce22" office:value-type="string">
            <text:p>ARCIS SUR AUB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Troyes</text:p>
          </table:table-cell>
          <table:table-cell table:style-name="ce21" office:value-type="string">
            <text:p>BAR SUR AUB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R SUR SEIN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RIENNE LE CHATEAU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CHAPELLE SAINT LUC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STISSAC</text:p>
          </table:table-cell>
          <table:table-cell table:style-name="ce21" office:value-type="string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S NOËS PRES TROY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NOGENT SUR SEI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RIVIÈRE DE CORP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OMILLY SUR SEINE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ANDRÉ LES VERGER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NT SAINTE MARIE Mutualisati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OSIÈRES PRES TROYES Mutualisati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JULIEN LES VILLAS Mutualisatio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PARRES AUX TERTRES Mutualisati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LYÉ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E MAU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E SAVI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3" office:value-type="string">
            <text:p>TROYE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VENDEUVRE SUR BAR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VILLENAUXE LA GRAND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9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Aude (11)</text:p>
          </table:table-cell>
          <table:table-cell table:style-name="ce22" office:value-type="string">
            <text:p>ARGELIER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Carcassonne</text:p>
          </table:table-cell>
          <table:table-cell table:style-name="ce21" office:value-type="string">
            <text:p>ARMISSA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TEN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RAM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NET D'AU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CARCASSONN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STELN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STELNAUDARY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UNES MINERVOI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ZILHAC tel 01/03/2017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NQUES SUR ORBIE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URSA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RUSCAD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UXAC-D'AUD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DURBAN CORBI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SCA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SPERAZA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ABREZ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ERRALS LES CORBI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LEURY D'AUDE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ONTCOUVERT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INEST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RUISSA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HOMP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PALM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UCAT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ZIGNAN CORBIERE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IMOUX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UC SUR ORBIEU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RCORIGN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NTREDON DES CORBI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USS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NARBONN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NEVI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OUVEILL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ALAJ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ENNAUTI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EYRIAC-DE-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EZ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RT LA NOUVELLE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RTEL DES CORBIER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QUILLA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MARCEL SUR AU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NAZAIRE D'AUD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LLES D'AUDE 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IGEA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OUROUZE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REBE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LLEGAILHEN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LLEMOUSTAUSSOU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LLESEQUE DES CORBI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NASS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Aveyron (12)</text:p>
          </table:table-cell>
          <table:table-cell table:style-name="ce22" office:value-type="string">
            <text:p>Belmont sur ranc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Rodez</text:p>
          </table:table-cell>
          <table:table-cell table:style-name="ce21" office:value-type="string">
            <text:p>Calmon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pdenac Ga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Decazevi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spali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abri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guio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lmont sur ranc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illau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Onet-le-Château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Rodez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Affriqu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 Georges de Luzenç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e Eulalie de Cern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e Juliette sur Viau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evrac-d’Aveyr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llefranche-de-Rouergu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8">
          <table:table-cell table:style-name="ce7" office:value-type="string">
            <text:p>Bouches-du-Rhône (13)</text:p>
          </table:table-cell>
          <table:table-cell table:style-name="ce22" office:value-type="string">
            <text:p>AIX-EN-PROVENCE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Marseille</text:p>
          </table:table-cell>
          <table:table-cell table:style-name="ce21" office:value-type="string">
            <text:p>ALLAUCH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LLE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RLE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BAGN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3">
            <text:p>2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REI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RIOL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RON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BARBE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RBENTA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S BAUX-DE-PROVEN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AURECUEIL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LCODE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RRE L'ETANG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C-BEL-AIR</text:p>
          </table:table-cell>
          <table:table-cell table:style-name="ce21" office:value-type="float" office:value="14">
            <text:p>1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BOUILLADISS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LB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BANN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BRIE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DOLIV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RNOUX-EN-PROVENC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RRY-LE-ROUE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SSI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EYREST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RLEVA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TEAUNEUF-LES-MARTIGUE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TEAUNEUF-LE-ROUG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TEAURENAR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CIOTAT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RNILLON-CONFO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UDOUX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UGES-LES-PI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DESTROUSS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GUILLE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NSUES-LA-REDON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YGALIER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YGUIER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YRAGU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FARE-LES-OLIVIER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ONTVIEILL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OS-SUR-MER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FUVEAU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ARDANN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EMENO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IGNAC-LA-NERTH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RAN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RAVESON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REASQU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ISTRE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JOUQU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MAN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MBESC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NCON-DE-PROVENC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ILLA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LLEMOR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RIGNAN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MARSEILLE</text:p>
          </table:table-cell>
          <table:table-cell table:style-name="ce21" office:value-type="float" office:value="426">
            <text:p>426</text:p>
          </table:table-cell>
          <table:table-cell table:style-name="ce21" office:value-type="float" office:value="47">
            <text:p>4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RTIGUE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S-BLANC-LES-ALPILL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USSANE-LES-ALPILL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EYRARGU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EYREUIL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IME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IRAMA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LLEG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URI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NOV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ORG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PARADOU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ELISSAN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PENNE-SUR-HUVEAU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S PENNES-MIRABEAU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EYNI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EYPI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EYROLLES-EN-PROVENC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LAN-DE-CUQU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LAN D'ORG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RT-DE-BOUC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RT-SAINT-LOUIS-DU-RHON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UYLOUBIER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PUY-SAINTE-REPARAD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OGNAC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OGN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OGNONA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ROQUE D'ANTHER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OQUEFORT-LA-BEDOUL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OQUEVAIR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ROUSSE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ROV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ANDIO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ANTONIN-SUR-BAY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CANNA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CHAMA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ESTEVE-JANS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ETIENNE-DU-G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MARC-JAUMEGAR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S SAINTES-MARIES-DE-LA-ME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MARTIN-DE-CRAU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MITRE-LES-REMPART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PAUL-LEZ-DURANC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PIERRE-DE-MEZOARGU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REMY-DE-PROVEN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SAVOURN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-VICTORE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LON-DE-PROVEN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USSET-LES-PINS</text:p>
          </table:table-cell>
          <table:table-cell table:style-name="ce21" office:value-type="float" office:value="12">
            <text:p>1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ENAS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EPTEMES-LES-VALLON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IMIANE-COLLONGUE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ARASCO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THOLONE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RET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UVENARGU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ELAUX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ENELLE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ENTABREN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ERNEGU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ERQUIE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TROLLES-EN-PROVENCE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té de communes VALLEE-DES-BAUX-ALPI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Calvados (14)</text:p>
          </table:table-cell>
          <table:table-cell table:style-name="ce22" office:value-type="string">
            <text:p>ARGENC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Caen</text:p>
          </table:table-cell>
          <table:table-cell table:style-name="ce21" office:value-type="string">
            <text:p>ARROMANCH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SNELL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NVI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YEUX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RNIERES/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LAINVILLE/ORN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LONVILLE/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RETTEVILLE SUR OD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BOUR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CAEN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9">
            <text:p>3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RPIQU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LLEVILLE MONTGOME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LOMBELL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RMELLES LE ROYAL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URSEULLES/M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REULLY SUR SEU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UVER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EAUVILL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EMOUVI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OUVRES LA DELIVRAND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PR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ALAIS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IBERVI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OUVI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RANDCAMP MAIS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HERMANVILLE/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HEROUVILLE SAINT CLAIR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HONFLEU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HOULGA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IFS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ISIGNY/ME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NGRUNE/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RIVIERE SAINT SAUVEU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HOM 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MOLAY LITTRY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TRONQU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S MONTS D'AUNA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ION/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ISIEU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IVAROT PAYS D'AU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UC/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RVILLE FRANCEVI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ZIDON VALLEE D'AUGE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DEVILL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YA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ORB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OUISTREHAM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NT L'EVEQU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TIGN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RT EN BESSIN-HUPPA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ANVI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ANDRE SUR OR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AUBIN/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MANVIEU NORRE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E MARGUERITE D'E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PIERRE EN AUGE 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VIGOR LE GRAN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LINE 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OULEUVRE EN BOCAGE 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HUE ET MU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OURGEVILLE et BENERVI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REVIE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ROUVILLE SUR ME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RAVI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R SUR M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RS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RS BOCAG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RS/M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R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RE NORMANDI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Cantal (15)</text:p>
          </table:table-cell>
          <table:table-cell table:style-name="ce23" office:value-type="string">
            <text:p>AURILLAC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urillac</text:p>
          </table:table-cell>
          <table:table-cell table:style-name="ce21" office:value-type="string">
            <text:p>SAINT FLOUR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Charente (16)</text:p>
          </table:table-cell>
          <table:table-cell table:style-name="ce23" office:value-type="string">
            <text:p>Angoulêm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ngoulême</text:p>
          </table:table-cell>
          <table:table-cell table:style-name="ce21" office:value-type="string">
            <text:p>Baignes-Sainte-Radegon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rbezieux-Saint-Hilai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mpni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âteaubernard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âteauneuf-sur-Charent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gnac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Couro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léa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ond-Pontouv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’Isle d’Espagn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Jarna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gnac-sur-Touv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ersa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Rochefoucauld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uelle-sur-Touv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uffe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gonz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oyaux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Yrieix-sur-Charent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8">
          <table:table-cell table:style-name="ce7" office:value-type="string">
            <text:p>Charente-Maritime (17)</text:p>
          </table:table-cell>
          <table:table-cell table:style-name="ce22" office:value-type="string">
            <text:p>AIGREFEUILLE D’AUN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NGOULI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La Rochelle</text:p>
          </table:table-cell>
          <table:table-cell table:style-name="ce21" office:value-type="string">
            <text:p>ARS EN 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RVE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YTR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RNAY SAINT MART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URL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URCEFRANC LE CHAPU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REUILLE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BARIO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DC ILE DE 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ILLEVETT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NI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ELAILL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IERZ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LION SUR SEUG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Z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OLUS D’OLER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OMPIERRE SUR M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SNAND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TAUL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URA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HIERS BROUAG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JONZA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BREE LES BAI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COUARDE SUR 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FLOTTE EN 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JAR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TRAMBLAD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GORD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LA ROCHELL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6">
            <text:p>1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BOIS-PLAGE EN 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CHATEAU D’OLER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GRAND VILLAG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GU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’EGUILLE SUR SEUD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S MATH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S PORTES EN R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’HOUME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OIX EN 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AN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ENN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SILL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TH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D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SCHERS SUR GIROND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END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RNAC SUR SEUD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IEUL SUR 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ERIGN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RT D’ENVA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UILBOREA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CHEFORT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IVEDOUX PLA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YAN</text:p>
          </table:table-cell>
          <table:table-cell table:style-name="ce21" office:value-type="float" office:value="21">
            <text:p>2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ES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AGNA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AUGUST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BONNET SUR GIROND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CLEMENT DES BALEIN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SYR DU DOR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DENIS D’OLER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GEORGES DE DIDONN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GEORGES D’OLER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JEAN D’ANGELY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JEAN DE LIVERS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JUST LUZ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MARTIN DE 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MEDARD D’AUN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PALAIS SUR MER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PIERRE D’OLER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ROGATI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SULPICE DE ROY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TROJAN LES BA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 XAND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E MARIE DE 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TE SOU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UJO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MUSS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URGE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HAIRE D’AUN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ONNAY CHARENT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UX SUR MER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YV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Cher (18)</text:p>
          </table:table-cell>
          <table:table-cell table:style-name="ce22" office:value-type="string">
            <text:p>Aubigny sur Nèr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Bourges</text:p>
          </table:table-cell>
          <table:table-cell table:style-name="ce23" office:value-type="string">
            <text:p>Bourge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9">
            <text:p>29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Chapelle St Urs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Dun sur Aur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Guerche sur l’Aubo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rma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ehun sur Yèvr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enetou-Sal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t Amand Montrond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t Doulch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t Florent sur Cher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t Germain du Pu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t Satu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Sancer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Sanco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Vierzon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Corrèze (19)</text:p>
          </table:table-cell>
          <table:table-cell table:style-name="ce22" office:value-type="string">
            <text:p>Brive-la-Gaillard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Tulle</text:p>
          </table:table-cell>
          <table:table-cell table:style-name="ce21" office:value-type="string">
            <text:p>Obj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 table:number-rows-repeated="2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8">
          <table:table-cell table:style-name="ce7" office:value-type="string">
            <text:p>Corse-du-Sud (2A)</text:p>
          </table:table-cell>
          <table:table-cell table:style-name="ce23" office:value-type="string">
            <text:p>AJACCIO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jaccio</text:p>
          </table:table-cell>
          <table:table-cell table:style-name="ce21" office:value-type="string">
            <text:p>OTA – PORTO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NIFACIO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RTO-VECCHIO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Haute-Corse</text:p>
          </table:table-cell>
          <table:table-cell table:style-name="ce23" office:value-type="string">
            <text:p>BASTIA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2B</text:p>
          </table:table-cell>
          <table:table-cell table:style-name="ce21" office:value-type="string">
            <text:p>CALVI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Bastia</text:p>
          </table:table-cell>
          <table:table-cell table:style-name="ce21" office:value-type="string">
            <text:p>Communauté de Communes Calvi-Bala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RT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'ILE ROUSS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NTISERI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Côte-d'Or (21)</text:p>
          </table:table-cell>
          <table:table-cell table:style-name="ce22" office:value-type="string">
            <text:p>AUXONN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AUN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Dijon</text:p>
          </table:table-cell>
          <table:table-cell table:style-name="ce21" office:value-type="string">
            <text:p>BRAZEY EN PLA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ILLON SUR SE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ENOV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EVIGNY SAINT SAUVEU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AI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DIJON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2">
            <text:p>2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NTAINE LES DIJ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ENL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EVREY CHAMBERT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IS SUR TI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ONGVIC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SANNAY LA COT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BARD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OL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UITS SAINT GEORG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ERRIGNY LES DIJ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MBIERES LES DIJ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QUETIGNY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APOLLINAIR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JEAN DE LOS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USA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MUR EN AUXOI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UR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ALAN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Côtes d'Armor</text:p>
          </table:table-cell>
          <table:table-cell table:style-name="ce22" office:value-type="string">
            <text:p>BEGARD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d’Armor (22)</text:p>
          </table:table-cell>
          <table:table-cell table:style-name="ce21" office:value-type="string">
            <text:p>BINIC - ETABLES SUR M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0" office:value-type="string">
            <text:p>Saint Brieuc</text:p>
          </table:table-cell>
          <table:table-cell table:style-name="ce21" office:value-type="string">
            <text:p>BREH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0"/>
          <table:table-cell table:style-name="ce21" office:value-type="string">
            <text:p>DINA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ERQUY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FREH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GUINGAMP COMMUNAUTÉ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HILLI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LAMBAL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LANGU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LANCI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LANNIO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LOUDEAC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MERDRIGN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AIMPOL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ENVEN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ERROS-GUIREC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AINT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EDR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ENEUF VAL ANDRE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ERI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EUBIAN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EUMEUR-BODO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OEUC L’HERMITA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OUBAZLAN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OUEZ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OUFRAG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OUGRESC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LOUHA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PORDI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QUINT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3" office:value-type="string">
            <text:p>SAINT BRIEUC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SAINT CAST LE GUILDO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SAINT JACUT DE LA 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SAINT QUAY PORTRIE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TREBEURD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TREGAST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TREGU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TREGUIE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1"/>
          <table:table-cell table:style-name="ce21" office:value-type="string">
            <text:p>YFFINI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1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Creuse (23)</text:p>
          </table:table-cell>
          <table:table-cell table:style-name="ce22" office:value-type="string">
            <text:p>Aubus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Guéret </text:p>
          </table:table-cell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 table:number-rows-repeated="3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Dordogne (24)</text:p>
          </table:table-cell>
          <table:table-cell table:style-name="ce22" office:value-type="string">
            <text:p>Bergerac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Périgueux</text:p>
          </table:table-cell>
          <table:table-cell table:style-name="ce21" office:value-type="string">
            <text:p>Beynac et Cazen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lazac Isle Manoire (nouvelle commune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rantome en Périgor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stelnaud La Chape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om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xcideu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ym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lin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Roque Gage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Bugu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buisson de Cadou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Lardin st Laza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s Eyzies de Taya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ignac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pon Ménestérol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ussida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ontr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ays de Belves (commune nouvelle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Périgueux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rt Ste Foy et Ponch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rigonri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ibéra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Cyprie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rlat-La Caneda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errasson Lavilledieu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hivi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Doubs (25)</text:p>
          </table:table-cell>
          <table:table-cell table:style-name="ce22" office:value-type="string">
            <text:p>AUDINCOUR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Besançon</text:p>
          </table:table-cell>
          <table:table-cell table:style-name="ce21" office:value-type="string">
            <text:p>BAUME LES D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VA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BESANCON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THONCOUR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XINCOU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RAND CHARMON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HERIMONCOU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ICH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NDEUR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NTBELIAR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RTEA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NOMM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ORNAN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NTARLI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NT DE ROID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ELONCOUR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OCHAUX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AILLECOUR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HIS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LDAH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ALENTIGNE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EUX CHARMO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LLERS LE LA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OUJEAUCOU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Drôme (26)</text:p>
          </table:table-cell>
          <table:table-cell table:style-name="ce22" office:value-type="string">
            <text:p>ALIXAN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Valence</text:p>
          </table:table-cell>
          <table:table-cell table:style-name="ce21" office:value-type="string">
            <text:p>ANNEYR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OUSTE-sur-SY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AUMONT-lès-VALENC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URG-de-PEAG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URG-lès-VALENCE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UIS-les-BARONNI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BEUIL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EAUNEUF-du-RHO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EAUNEUF-sur-ISE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UZANGE-le-GOUB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VANN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REST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I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IEULEFI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ONZE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TOILE-sur-RHO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ARDE-ADHEMAR (La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IVRON-sur-DROM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ORIOL-sur-DROM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LATAVERNE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LISS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BOUCHER-sur-JABR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ELIMAR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VEND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URS-SAINT-EUSEB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YONS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EYR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IERRELATTE</text:p>
          </table:table-cell>
          <table:table-cell table:number-columns-repeated="2"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NT-de-l'ISE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RTES-lès-VALEN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CHE-de-GLUN (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MANS-sur-ISER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DONAT-sur-l'HERBASS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JEAN-en-ROYANS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MARCEL-lès-VALENC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NAZAIRE-en-ROYA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PAUL-lès-ROMA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PAUL-TROIS-CHATEAUX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RAMBERT-d'ALB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VALLI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ULCE-sur-RHO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AIN-l'HERMITAG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AULIGN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ULET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VALENC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 table:number-rows-repeated="3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Eure (27)</text:p>
          </table:table-cell>
          <table:table-cell table:style-name="ce22" office:value-type="string">
            <text:p>Aliz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Evreux</text:p>
          </table:table-cell>
          <table:table-cell table:style-name="ce21" office:value-type="string">
            <text:p>Aubevoye (Val d’Hazey)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rna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Bosc-Roger-en-Roumo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urg-Ach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reteu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rion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uei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nches-en-Ouche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rmeill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Evreux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zy-sur-Eur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leury-sur-Ande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illo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sn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sor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onneville-sur-It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3">
          <table:table-cell table:style-name="ce12"/>
          <table:table-cell table:style-name="ce21" office:value-type="string">
            <text:p>La Couture-Boussey</text:p>
            <text:p>Yvry-la-Bataille</text:p>
            <text:p>Garennes-sur-Eure</text:p>
            <text:p>Epieds</text:p>
            <text:p>(PM mutualisée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Neuve-Ly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Neubourg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Vaudreui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Andely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uvier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cy-sur-Eu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ît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-Audeme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-de-l'Arche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milly-sur-Ande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ndré-de-l'Eu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ubin-sur-Gaill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arce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Sébastien-de-Morsen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quign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-de-Reuil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neuil-sur-Avr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non</text:p>
          </table:table-cell>
          <table:table-cell table:number-columns-repeated="2"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sl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 table:number-rows-repeated="4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8">
          <table:table-cell table:style-name="ce7" office:value-type="string">
            <text:p>Eure-et-Loir (28)</text:p>
          </table:table-cell>
          <table:table-cell table:style-name="ce22" office:value-type="string">
            <text:p>AN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Chartres</text:p>
          </table:table-cell>
          <table:table-cell table:style-name="ce21" office:value-type="string">
            <text:p>ARRO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NEAU-BLEURY-SAINT SYMPHORI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RJOU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ISVILLE LA SAINT PE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NNEVA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RO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MPHO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CHARTRE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EAUDU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EAUNEUF EN THYMERA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EN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LOYES-SUR-LE-LOI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RMAIN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URVILLE SUR EU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ENON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REUX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PERNO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ALLARD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HANCH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ILLIERS COMBR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JAN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JOU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LOUP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COUDR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V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UCE</text:p>
          </table:table-cell>
          <table:table-cell table:style-name="ce21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UISAN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INTEN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INVILLIER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SLAY LE VIDAM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ZIERES EN DROUAI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IGNIE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OGENT LE ROI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OGENT LE ROTROU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IER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UVRAY SAINT DENI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AVIT LES GUEPIE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DENIS LES PONT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REMY SUR AVR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NCHE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NONCH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OU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R LES CHART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RNOUILLET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M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S VILLAGES VOVEE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Finistère (29)</text:p>
          </table:table-cell>
          <table:table-cell table:style-name="ce22" office:value-type="string">
            <text:p>AUDIER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Quimper</text:p>
          </table:table-cell>
          <table:table-cell table:style-name="ce21" office:value-type="string">
            <text:p>BENOD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R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RIEC-DE-L'ODE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RANT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RHAIX-PLOUGU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EAUL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TEAUNEUF-DU-FAO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LED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LOHARS-CARNO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BRI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NCARNEA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NQUET (LE)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ROZ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OUARNENEZ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RET-FOUESNANT (LA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UESNAN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OUESNO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UILVINEC (LE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UIPAVA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NDERNEAU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NDIVISIAU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NNIL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SNEVE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OCMARIA-PLOUZA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OCTUD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ELAN-SUR-M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RLAIX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EVEZ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OUESSAN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ABENN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EYB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BANNAL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DALMEZEAU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ESC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GASNO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GASTEL-DAOUL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GONVEL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GUERNEAU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HIN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RIN-LES-MORLAI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VI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OUZA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UGUFFA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NT-AV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NT-L'ABB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ULLAN-SUR-M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QUIMP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QUIMPER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ELECQ-KERHUON (LE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IEC-SUR-BEL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SCOFF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SPORD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POL-DE-LE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REN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CA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AU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REFFIAGA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REGUN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8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Gard (30)</text:p>
          </table:table-cell>
          <table:table-cell table:style-name="ce22" office:value-type="string">
            <text:p>AIGUES MORTE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Nîmes</text:p>
          </table:table-cell>
          <table:table-cell table:style-name="ce21" office:value-type="string">
            <text:p>AIGUES VIV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IGUEZ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IMARGU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LE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NDUZ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RAMO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UBA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UBO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GAR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GNOLS SUR CEZ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RJ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AUCAIR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AUVOISI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LLEGARD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SSEG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RN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ZOUC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ISSET ET GAUJ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UILLARGU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ISSARGU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LVISS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RSA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VEIRAC - CLARENSAC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MBORIGAU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DOGNA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DOL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LLI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ité agglomération"Alès agglomération"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 <text:s/>COMMUNES DU PONT DU GARD</text:p>
          </table:table-cell>
          <table:table-cell table:style-name="ce21" office:value-type="float" office:value="12">
            <text:p>1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 COMMUNES PAYS D'UZES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 COMMUNES PETITE CAMARGU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 COMMUNES RHONY VISTRE VIDOURLE</text:p>
          </table:table-cell>
          <table:table-cell table:style-name="ce21" office:value-type="float" office:value="13">
            <text:p>1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P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RUVIERS LASCOU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OMAZA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ité d'Agglomération du Grand Alès en Cévenn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NS OUTRE GARD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URQU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AGNIE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ALLARGUES LE MONTUEUX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ARON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ENERA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OUDARGU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JONQUIERES SAINT VINCE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CALMETT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ROQUE SUR CEZ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NGLA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UDUN LARDOIS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CAILA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GRAU DU ROI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VIGA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S ANGLES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IR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NDUEL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SSILLARGUES ATUECH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GUERITT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YN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ILHAUD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AREN ET SAINT MEDI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LIERES SUR CEZ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FRI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USS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NIME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ARIGNARGU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NT SAINT ESPRIT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ULX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UJAU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QUISSAC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EDESSA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EMOULI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CHEFORT DU GAR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DILH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QUE SUR CEZE (LA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QUEMAUR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ALEXAND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LIND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AMBROIX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CHRISTOL LES AL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DIONIS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GENIES DE COMOLA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GENIES DE MALGOIR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GERVAS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GILLE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HILAIRE DE BRETHM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HILAIRE D’OZILH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HIPPOLYTE DU FOR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JEAN DU GAR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JULIEN DE PEYROLA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JULIEN LES ROSI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LAURENT D'AIGOUZ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LAURENT DES ARB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MAMERT DU GAR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MARTIN DE VALGALGU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PAULET DE CAISS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NAZAI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PRIVAT DES VIE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QUENTIN LA POTERI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CHAPT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E ANASTASI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LIND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UVE 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UVETER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Z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OMMIER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UME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AVE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RESQU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UCHAU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UZE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LLABREGU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LLERAUG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UVERT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RGEZ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RS PONT DU GAR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STRIC ET CANDI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NEUVE LES AVIGNON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8">
          <table:table-cell table:style-name="ce7" office:value-type="string">
            <text:p>Haute Garonne (31)</text:p>
          </table:table-cell>
          <table:table-cell table:style-name="ce22" office:value-type="string">
            <text:p>Aucamvill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Toulouse</text:p>
          </table:table-cell>
          <table:table-cell table:style-name="ce21" office:value-type="string">
            <text:p>Ausson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uteriv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uzeville Tolosa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uzie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yguesviv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gneres de Luchon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lma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zièg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auze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ssier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lagnac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nrepos sur Aussonne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ulo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ruguièr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uzet sur Tar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rama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rbon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stanet Tolosan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stelginest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stelnau d’Estretefond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zères-sur-Garon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integabe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lomier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rnebarrieu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ugnaux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rémil Lafa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aun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PCI : Communauté de communes des côteaux Bellevu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PCI : Communauté de communes du Frontonna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scalque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enouille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lour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nbeauzar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nsorb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ntenill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ront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rouzi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agnac sur Garon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oyra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ratentou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renade sur Garonne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’Isle en Dod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’Unio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Salvetat St-Gill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barthe-sur-Lèz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beg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croix Falgard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gardelle-sur-Lèz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peyrouse Foss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unague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velanet de Comming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 Vern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guevi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spinass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he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ongag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quefa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rvi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irepoix sur Tar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donville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astruc la Conseillè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esquieu-Volvest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gisc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rabé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réjeau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uret</text:p>
          </table:table-cell>
          <table:table-cell table:style-name="ce21" office:value-type="float" office:value="12">
            <text:p>1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aillo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ibra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ins-Justare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insagu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aisance du Touch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rtet-sur-Garonn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Quint Fonsegrives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amonville St Agn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evel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ieum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ieux-Volvest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ques-sur-Garon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queserie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quett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uffiac Tolos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bonnè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Orens de Gamevill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Sauveu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Alba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Gauden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Jea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Jo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Ly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lies du Sala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ilh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yss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Toulouse</text:p>
          </table:table-cell>
          <table:table-cell table:style-name="ce21" office:value-type="float" office:value="287">
            <text:p>28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ournefeuil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lenti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nerqu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rfei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goulet Auz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franche de Lauragai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mur sur Tar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neuve Tolosa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6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Gers (32)</text:p>
          </table:table-cell>
          <table:table-cell table:style-name="ce23" office:value-type="string">
            <text:p>AUCH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uch</text:p>
          </table:table-cell>
          <table:table-cell table:style-name="ce21" office:value-type="string">
            <text:p>CAZAUB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NDOM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AUZ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LEURANC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IMO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’ISLE JOURDAI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CTOU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IRAND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OGARO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CI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UVEZ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PU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ISS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C FEZENS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8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Gironde (33)</text:p>
          </table:table-cell>
          <table:table-cell table:style-name="ce21" office:value-type="string">
            <text:p>AMBARÈS-ET-LAGRAVE (33003)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Bordeaux</text:p>
          </table:table-cell>
          <table:table-cell table:style-name="ce21" office:value-type="string">
            <text:p>AMBÈS (33004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RTIGUES-PRÈS-BORDEAUX (33013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YGUEMORTE-LES-GRAVES (33023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SSENS (33032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YCHAC-ET-CAILLAU (33049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LANQUEFORT (33056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ÉSIGNAC (33059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NETAN (33061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5" office:value-type="string">
            <text:p><text:span text:style-name="T1">BORDEAUX</text:span> <text:span text:style-name="T1">(33063)</text:span>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79">
            <text:p>7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LIAC (33065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OUSCAT (33069)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UGES (33075)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BANAC-ET-VILLAGRAINS (33077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DAUJAC (33080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ARSAC (33083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BES (33084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BLANES-ET-MEYNAC (33085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NÉJAN (33090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BON-BLANC (33096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IGNAN-DE-BORDEAUX (33099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TRES-GIRONDE (33109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ÉNAC (33118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NON (33119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STAS (33122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ÉON (33140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OIGNON (33141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URSAN (33145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YSINES (33162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RGUES-SAINT-HILAIRE (33165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OIRAC (33167)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ADIGNAN (33192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HAILLAN (33200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UX (33201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SLE-SAINT-GEORGES (33206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RÈDE (33213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TRESNE (33234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ÉOGNAN (33238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GNAN-DE-BORDEAUX (33245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RMONT (33249)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UPES (33252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DIRAC (33263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TIGNAS-SUR-JALLE (33273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TILLAC (33274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ÉRIGNAC (33281)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USSAN (33293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EMPUYRE (33312)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SSAC (33318)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MPIGNAC (33330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OUT (33335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INSAC (33349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DIRAC (33363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UBIN-DE-MÉDOC (33376)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/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APRAIS-DE-BORDEAUX (33381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EULALIE (33397)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ENÈS-DE-LOMBAUD (33408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EAN-D'ILLAC (33422)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ÉON (33431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OUBÈS (33433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OUIS-DE-MONTFERRAND (33434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ÉDARD-EN-JALLES (33449)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SELVE (33474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SULPICE-ET-CAMEYRAC (33483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VINCENT-DE-PAUL (33487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AILLAN-MÉDOC (33519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LENCE (33522)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OURNE (33534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ESSES (33535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AVE-D'ORNON (33550)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YVRAC (33554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DC MÉDOC-ESTUAIRE : ARCINS, ARSAC, CANTENAC, CUSSACFORT MEDOC, LABARDE, LAMARQUE, LUDON MÉDOC, MARGAUX, MACAU, SOUSSANS, LE PIAN MÉDOC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DERNOS LES BAINS *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CACHON *</text:p>
          </table:table-cell>
          <table:table-cell table:number-columns-repeated="2" table:style-name="ce21" office:value-type="float" office:value="15">
            <text:p>1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ES *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DENGE *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ARP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GANO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JAN-MESTRA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TON *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ÈGE CAP-FERRET *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HEPRIM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O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L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TESTE DE BUCH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EICH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VIGN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ANDRE DE CUBZAC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CHRISTOL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CIERS SUR GIRON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SAV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AY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ZA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DELL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DILLA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RONDE/DROP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GO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REOL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AN/GARON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RTET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EIGN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O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UVETERRE DE GUYEN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LE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CIN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S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VENS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CANS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TELNAU DE MÉDOC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ISSAC MÉDO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IVRAC EN MÉDO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QUÈQU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USSAC FORT MÉDO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ILLAN EN MÉDO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AYAN ET L'HÔPITA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URTI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U DIGNAC ET LOIR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BARD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CANAU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MARQU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PARRE MÉDOC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STRAC MÉDO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ORG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EMP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VERDON SUR M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GAUX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ULIS EN MÉDO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UJAC SUR M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DONN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UILLA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IGNAC EN MÉDO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EYR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HRISTOLY EN MÉDO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ESTÈPH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ERMAIN D'ESTEUIL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ULIEN BEYCHEVE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LAURENT MÉDO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SAUVEUR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SEURIN DE CADOURN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VIVIEN DE MÉDO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YZANS DE MÉDO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HÉLÈ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AUN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UMO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LAC SUR MER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SSAN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LAI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EYR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DAYS MONTALIVET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S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THEU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ABZ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ARTIGUES-DE-LUSS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VEY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PLONG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TILLON-LA-BATAILL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ADE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IVRAC-DE-DORDOGN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BEYR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TRA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PI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YNESS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NISS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ÎT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Z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GORC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LANDE-DE-FRONS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LANDE-DE-POMEROL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POUYAD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ÈVES-ET-THOUMEYRAGUES (LES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BOUR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GUEUX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UL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NEUILH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IERS-D'ABZ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DENIS-DE-PI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EMIL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ERMAIN-DU-PUCH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HIPPOLYT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EAN-DE-BLAIGN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AURENT-DES-COMB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AGNE-DE-CASTILL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ARTIN-DE-LAY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ÉDARD-DE-GUIZIÈ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ICHEL-DE-FRONS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SEURIN-SUR-L'IS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SULPICE-DE-FALEYREN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VINCENT-DE-PERTIGNA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COLOMB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FLORENC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FOY-LA-GRAND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YR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1" table:number-columns-repeated="6"/>
          <table:table-cell table:number-columns-repeated="1017"/>
        </table:table-row>
        <table:table-row table:style-name="ro5" table:number-rows-repeated="2">
          <table:table-cell table:style-name="ce8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Hérault (34)</text:p>
          </table:table-cell>
          <table:table-cell table:style-name="ce21" office:value-type="string">
            <text:p>ABEILH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Montpellier</text:p>
          </table:table-cell>
          <table:table-cell table:style-name="ce21" office:value-type="string">
            <text:p>ADISS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GD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NIA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MELA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ILLARGU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LARUC LE VIEUX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LARUC LES BAIN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SS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DARIEUX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SSA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ZIERS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JAN SUR LIBR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SQUET D’ORB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ZIGU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NE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PESTANG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STELNAU DE GU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STELNAU LE LEZ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STRI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UX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ZOULS D’HERAUL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ZOULS LES BEZIER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E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ESSENON SUR ORB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LAPIER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LAR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LERMONT-L’HERAUL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LOMBIER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BAILLA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RNEILH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URNONTERRAL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REISS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RES (LE)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ESPONDEILH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ABREGUES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LORENSAC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RONTIGNA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ABI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ANG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IGEA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IGNAC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RABELS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RANDE-MOTTE (LA)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HEREPI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JACOU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JUVIGNAC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SALVETAT SUR AGOU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MALOU LES BAI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NSARGU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ROQ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TTE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URE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VERU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SPIGNA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EZIGNAN LA CEB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IGNAN SUR ORB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ODEV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OUPIAN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UNA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UNEL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UNEL-VIE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GALAS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AUSSA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SILLARGUE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UGUIO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UREILHA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ZE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IREVA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AD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AGNA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ARNAU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BAZI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BLANC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FERRIER SUR LEZ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MONTPELLIER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58">
            <text:p>5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PEYROUX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UDAISON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URVIEL LES BEZIER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URVIEL LES MONTPELLI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EZIGNAN L’EVEQU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ISSAN LEZ ENSERU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OLONZ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ALAVAS LES FLOT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AULHA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EROL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EZENA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IGNA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IN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MEROL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RTIRAGN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USSA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OUZO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RADES SUR LEZ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UISSALIC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UISSERGUIE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QUARANT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IOL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OUJA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ANDRE DE SANGONI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AUN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BAUZILLE DE PUTO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B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CHINI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CHRISTO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CLEMENT DE RIVIER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DREZE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GELY DU FESC</text:p>
          </table:table-cell>
          <table:table-cell table:style-name="ce21" office:value-type="float" office:value="10">
            <text:p>1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GENIES DE FONTEDI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GEORGES D'ORQUES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GUILHEM LE DESER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JEAN DE FO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JEAN DE VEDA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JUS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MARTIN DE LOND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MATHIEU DE TREVIER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NAZAIRE DE PEZA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PARGO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PONS DE <text:s/>THOMI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 THIBER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USSA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UVIA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RIGNAN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RVIA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T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">
            <text:p>1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OUB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USSARGU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EYRAN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HEZAN LES BEZIER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ILHAUQU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LRAS PLAGE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NDARGU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NDEMI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NDR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A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C LA GARDIOL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NEUVE LES BEZIER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NEUVE LES MAGUELON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LLEVEYRA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8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Ille-et-Vilaine (35)</text:p>
          </table:table-cell>
          <table:table-cell table:style-name="ce21" office:value-type="string">
            <text:p>ACIGNÉ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Rennes</text:p>
          </table:table-cell>
          <table:table-cell table:style-name="ce21" office:value-type="string">
            <text:p>ANTRA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RGENTRÉ-DU-PLESSI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IN-DE-BRETAGN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ETT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UËXIÈRE (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RUZ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NCAL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ESSON-SEVIGNÉ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NTEPI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ARTRES-DE-BRETA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ÂTEAUBOUR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HÂTEAUGIR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OMBOURG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INAR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DOL-DE-BRETAGN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UERCHE-DE-BRETAGNE (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UICH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HERMITAGE (L’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JANZÉ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ILLÉ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IFFRÉ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OUVIGNÉ-DU-DÉSE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URE-DE-BRETA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ELES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AUBAN-DE-BRETA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FORT-SUR-ME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RDELL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OYAL – CHÂTILLON-SUR-SEICH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NOYAL-SUR-VILA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ACÉ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ÉLAN-LE-GRAN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PLEURTUI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EDO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HEU (LE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RICHARDAIS (LA)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BRIAC-SUR-MER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GRÉGOIR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JACQUES-DE-LA-LAND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JOUAN-DES-GUÉRET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LUNAI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MÉEN-LE-GRAND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THORIGNÉ-FOUILLARD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AL-D'IZÉ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ERN-SUR-SEICH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VITRÉ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OUGÈ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AINT-MALO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RENNE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0">
            <text:p>2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8"/>
          <table:table-cell table:style-name="ce24" table:number-columns-repeated="6"/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Indre (36)</text:p>
          </table:table-cell>
          <table:table-cell table:style-name="ce23" office:value-type="string">
            <text:p>Châteauroux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Chateauroux</text:p>
          </table:table-cell>
          <table:table-cell table:style-name="ce21" office:value-type="string">
            <text:p>Argenton-sur-Creus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Poinçonn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lan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âtill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vro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ssoudu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enç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t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hât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zançai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bri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8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Indre-et-Loire (37)</text:p>
          </table:table-cell>
          <table:table-cell table:style-name="ce21" office:value-type="string">
            <text:p>AMBOIS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Tours</text:p>
          </table:table-cell>
          <table:table-cell table:style-name="ce21" office:value-type="string">
            <text:p>AVOIN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ZAY LE RIDEAU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AZAY SUR CH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LLAN MIRÉ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LIEU LES LOCH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ER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GUEI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BRAY LES TOUR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AU RENAUL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INO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OUZÉ SUR LOI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INQ MARS LA PI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SCART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VRES SUR INDRE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DETT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UE LES TOUR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GEAI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VILLE AUX DAM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GUE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CH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YN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NAI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BAZ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LOUIS SUR LOIR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ILLÉ PONT PIER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TRE DAME D’OÉ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RICH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CHELIE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VERTI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YR SUR LOIR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RTIN LE BEA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MAURE DE TOURAIN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PIERRE DES CORP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TOUR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IGNÉ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ET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Isère (38)</text:p>
          </table:table-cell>
          <table:table-cell table:style-name="ce21" office:value-type="string">
            <text:p><text:s text:c="11"/>LES ABRETS <text:s text:c="12"/>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Grenoble</text:p>
          </table:table-cell>
          <table:table-cell table:style-name="ce21" office:value-type="string">
            <text:p>ALLEMO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LLEV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PPRIE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TRANS MEAUDRE EN VERCORS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AVENIERES VEYRINS THUELL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ATIE MONTGASC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REPAI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VOIR DE MAR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LMON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RN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LIE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O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VI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NEFAM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G D’OISA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GOIN JALLIEU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E ET ANGON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Z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UISSIE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SSIE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 SUR DR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ROUSS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PAREILLA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ANTONN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VIEU CHAVAGNEUX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SSE SUR RHO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T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VANO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CHEYL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IR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UZE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AI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BEL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EN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OTE SAINT AND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BLEVIE/ST JEAN DE MOIRA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MIE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TS EN BELLEDO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OLL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IEMOZ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MEN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CHIROLLE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YBENS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YZIN-PIN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AINE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ANIL CORNILL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OG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ONTONA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ER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GRAND LEMP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GRENOBLE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ESSE EN VERCO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GU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YRIE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UEZ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’ISLE D’ABEAU</text:p>
          </table:table-cell>
          <table:table-cell table:style-name="ce21" office:value-type="float" office:value="12">
            <text:p>1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ZEA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NNEYRI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RRI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RCIE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S EN VERCO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ILLOL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YLAN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IRAN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ESTIER DE CLERMO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ALIEU VERCIE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 DE LA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BONNOT ST MART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SEVERO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ESTE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MUR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YARE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NACIEU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YTIER ST OBL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Z EN OISA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SSI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EAGE DE ROUSSILL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IS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MMIERS LA PLACETT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CHARRA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 DE BEAUVOIS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 DE CHERU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ONT DE CLAIX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 EVEQU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NAG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VES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ROCHES DE CONDRIE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USSILL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Y MONTCEA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LBAN DE ROCH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NDRE LE GAZ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BARTHELEM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HEF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LAIR DE LA TOU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LAIR DU RHO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EGREV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ETIENNE DE SAINT GEOIR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EORGES D’ESPERANCH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ISMI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JEAN DE BOURN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UST DE CLAI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JUST CHALEYSS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LAURENT DU PO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RCELLI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RTIN D’HERE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RTIN D’URIAG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RTIN LE VINOUX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URICE L’EXIL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NAZAIRE LES EYM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QUENTIN FALLAVIER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ROMAIN DE JALIONA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SAV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SIMEON DE BRESSI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VICTOR DE CESSIE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AISE SUR SA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SSENAG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EZIN DE LA TOU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PAIZ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MERIE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YSSINET PARISET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SEYSSI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EYSSU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US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HEY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IGNIEU JAMEYZIEU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LA TOUR DU PI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EP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TRONCH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ULLI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ENC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RCES <text:s/>ALL <text:s/>ET 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LNAVEYS LE B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LNAVEYS LE H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LX MILIE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OS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VERPILLE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VERSOUD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UREY-VOROIZ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ENN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F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ARD DE LAN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TTE D ANTH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TTE DE VIENNE <text:s/>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OIRON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OREPP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1" table:number-columns-repeated="6"/>
          <table:table-cell table:number-columns-repeated="1017"/>
        </table:table-row>
        <table:table-row table:style-name="ro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Jura (39)</text:p>
          </table:table-cell>
          <table:table-cell table:style-name="ce21" office:value-type="string">
            <text:p>Abergement la Ronc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Lons le Saunier</text:p>
          </table:table-cell>
          <table:table-cell table:style-name="ce21" office:value-type="string">
            <text:p>Arbo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ettera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agnol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mpari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le</text:p>
          </table:table-cell>
          <table:table-cell table:style-name="ce21" office:value-type="float" office:value="15">
            <text:p>1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aisa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Lons le Sauni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ez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lign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Rouss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ub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laud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ins les Bai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va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8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Landes (40)</text:p>
          </table:table-cell>
          <table:table-cell table:style-name="ce21" office:value-type="string">
            <text:p>AIRE-SUR-L’ADOU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Mont de Marsan</text:p>
          </table:table-cell>
          <table:table-cell table:style-name="ce21" office:value-type="string">
            <text:p>BISCARROSSE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CAPBRETO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CEN-PONS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TET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X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BARR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ST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ENADE-SUR-L’ADOU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GETMA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BENN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BOUHEY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É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NX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T-ET-MIX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SSANG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MIZAN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LIETS-ET-MAÄ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MONT-DE-MARSA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CEN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NDR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ENTIS-EN-BOR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YREHORAD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ONX-SUR-L’ADOU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ON-DES-LAND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EOURS-DE-MAREM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ULIEN-EN-BOR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AUL-LES-DAX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SEV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VINCENT-DE-PAU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VINCENT-DE-TYROSS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NGUINE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IGNOSS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ORTS-HOSSEGOR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STON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RNO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RTA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ELLE-SAINT-GIRO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EUX-BOUCAU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-DE-MARS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Loir-et-Cher</text:p>
          </table:table-cell>
          <table:table-cell table:style-name="ce21" office:value-type="string">
            <text:p>AZÉ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(41) Blois</text:p>
          </table:table-cell>
          <table:table-cell table:style-name="ce23" office:value-type="string">
            <text:p>BLOI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ELLETT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I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USSÉE ST VICTOR(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ME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NTR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 CHEVER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EV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ERTÉ IMBAUL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MOTTE BEUVRON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NNETOU SUR CH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MONTIL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OIRE SUR LE LOI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RICHARD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YERS SUR CH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NZA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C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ERREFITTE SUR SAULD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MORANTIN LANTHENA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IGN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ERVAIS LA FORE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LAURENT NOUA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BR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VIGNY SUR BRAY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IG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LLES SAINT DEN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LLES SUR CH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UEV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EILL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LOIRE SUR CISS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DOM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BARO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FRANCHE SUR CH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NEUIL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Loire (42)</text:p>
          </table:table-cell>
          <table:table-cell table:style-name="ce21" office:value-type="string">
            <text:p>ANDREZIEUX-BOUTHEO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Saint Etienne</text:p>
          </table:table-cell>
          <table:table-cell table:style-name="ce21" office:value-type="string">
            <text:p>BO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S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LIEU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CHAMBON FEUGEROLLES <text:s text:c="2"/>(*)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ZELLES SUR LY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COTE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UR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IRMIN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OUILLOU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NIL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GRAND CROIX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'HORM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RETTE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BRISO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ROND-LES-BA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IRETAB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LUSS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IGNEUX (*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RE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GN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NAIS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RICAMARI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ORG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VE-DE-GIER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ANN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CHE-LA-MOLIE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RBIER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BONNET-LE-CHÂTE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HAMON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SAINT-ETIENNE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54">
            <text:p>5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ALMIER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ENEST-LERP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HEAN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EAN-BONNEFOND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UST-SAINT-RAMBER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ARCELLIN-EN-FOREZ 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ARTIN-LA-PLA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AUL-EN-JARE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RIEST-EN-JAREZ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ROMAIN-LE-PU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URY-LE-COMTAL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TALAUDIE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UNIEUX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AUCH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ARS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Haute-Loire (43)</text:p>
          </table:table-cell>
          <table:table-cell table:style-name="ce21" office:value-type="string">
            <text:p>AUREC-SUR-LOI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Le Puy en Velay</text:p>
          </table:table-cell>
          <table:table-cell table:style-name="ce21" office:value-type="string">
            <text:p>BAS-EN-BASS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Z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OUD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VES-CHARENS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APONNE-SUR-ARZ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PALY-SAINT-MARCE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ANN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GE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ISTROL-SUR-LOIR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PUY-EN-VELAY (LE)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SIGOLE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S-PRES-LE-PU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YSSINGEAUX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2">
          <table:table-cell table:style-name="ce7" office:value-type="string">
            <text:p>Loire-Atlantique (44)</text:p>
          </table:table-cell>
          <table:table-cell table:style-name="ce21" office:value-type="string">
            <text:p>ANCENIS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Nantes</text:p>
          </table:table-cell>
          <table:table-cell table:style-name="ce21" office:value-type="string">
            <text:p>BASSE-GOULA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TZ-SUR-M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A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AY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GUENAI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QUEFOU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AUBRIANT</text:p>
          </table:table-cell>
          <table:table-cell table:style-name="ce21" office:value-type="float" office:value="13">
            <text:p>13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ISS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DEMA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ER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RVA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NG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ANCHAMP DES FONTAI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ERAND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UTE-GOULAIN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RBIGN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RI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ND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AUL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ERNERIE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HAPELLE SUR ERDR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HEVROLIE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HAYE-FOUASSIE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MONTA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PLAINE SUR M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TURBAL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CELLI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CROISIC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OULIGUEN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SORINIE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IREAUXENC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CHECOU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SQUE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SSILL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OIR DE BRETAG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NANTES</text:p>
          </table:table-cell>
          <table:table-cell table:style-name="ce21" office:value-type="float" office:value="103">
            <text:p>10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RT SUR ERD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Z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VAUL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RIAC SUR M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CHATEA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RNIC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RNICHET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EFAILLES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BREVIN-LES-PI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ETIENNE DE MONTLU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HERBLAIN</text:p>
          </table:table-cell>
          <table:table-cell table:style-name="ce21" office:value-type="float" office:value="10">
            <text:p>1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OACHI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ULIEN DE CONCELL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YPH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LUCE SUR LOIR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ICHEL CHEF CHEF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NAZAIR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SEBASTIEN SUR LOIR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PAZA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UTR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VENA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UCE SUR ERD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EILLIE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IGN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LE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TOU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GNEUX DE BRETAG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-EN-RET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MUNES ASSOCIEES LE LOROUX BOTTEREAU6LE LANDREAU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Loiret (45)</text:p>
          </table:table-cell>
          <table:table-cell table:style-name="ce21" office:value-type="string">
            <text:p>Agglomeration Montargoise et Rives du Loing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Orléans</text:p>
          </table:table-cell>
          <table:table-cell table:style-name="ce21" office:value-type="string">
            <text:p>AMILLY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TRUY SUR JUI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U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CHAMPS-SUR-HUILLAR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GENC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LIEU-SUR-LO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NE-LA-ROLAND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LLEGARD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GNY-SUR-BIO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SCOMMU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NY SUR LOI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YN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ARE-LE-CANA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RD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ING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LETTE-SUR-LOING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BON LA FOR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SON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ÂTEAU-REN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AUNEUF-SUR-LOIRE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ILLON SUR LO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ILLON-COLIG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C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VILL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ERY SAINT AND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BEILL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string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LLO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TENA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NNE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RDIV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Y AUX LOG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RRIERES-EN-GATINA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EURY-LES-AUBRAI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D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E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ILL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UISSEAU SUR MAUV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NGR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RGE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UY-LE-POTI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HAPELLE SAINT MESMI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ERTE SAINT AUBI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SELLE EN HERMO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ILLY-EN-V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MALESHERBOI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ON EN SULLIA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RC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RR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U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DI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EAU AUX P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UNG-SUR-LOIR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ARGI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RGI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SPLO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VILLE-AUX-BO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VY EN SULLIA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GENT-SUR-VERNISS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Y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LIVE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ORLEAN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7">
            <text:p>17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M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UTAR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T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THIVIER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THIVIERS-LE-VE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lice Intercommunale de l’Agglomération Orléans – Val de Loir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EFONTAIN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ISEA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YR EN VA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DENIS DE L'HOT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DENIS EN VAL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EAN LE BLANC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HILAIRE-SAINT-MESM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EAN-DE-BRAY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EAN-DE-LA-RUELLE</text:p>
          </table:table-cell>
          <table:table-cell table:style-name="ce21" office:value-type="float" office:value="10">
            <text:p>1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RYVE-SAINT-MESM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NDILL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AN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MO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MAIS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ULLY-SUR-LOIR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V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IG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AINO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 DE SULLY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RENNES-CHANG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MANDEU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TRY-AUX-LOG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8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8"/>
          <table:table-cell table:style-name="ce26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Lot (46)</text:p>
          </table:table-cell>
          <table:table-cell table:style-name="ce23" office:value-type="string">
            <text:p>CAHOR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Cahors</text:p>
          </table:table-cell>
          <table:table-cell table:style-name="ce21" office:value-type="string">
            <text:p>CATU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FIGEAC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RAM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GOURD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ARTE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MONTCUQ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AYSS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CAMADOU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ER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IRQ-LAPOPI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ILLAC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Lot-et-Garonne (47)</text:p>
          </table:table-cell>
          <table:table-cell table:style-name="ce23" office:value-type="string">
            <text:p>Agen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iguill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ia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é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-Encont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telculi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teljalo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ume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fo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vard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mand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ramont-de-Guye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érac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ssage d’Ag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jol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Livrade-sur-Lo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nnein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-sur-Lo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Lozère (48)</text:p>
          </table:table-cell>
          <table:table-cell table:style-name="ce21" office:value-type="string">
            <text:p>Flor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Mende</text:p>
          </table:table-cell>
          <table:table-cell table:style-name="ce21" office:value-type="string">
            <text:p>Langog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rvejol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Mend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hély-d’Apcher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Maine-et-Loire (49)</text:p>
          </table:table-cell>
          <table:table-cell table:style-name="ce23" office:value-type="string">
            <text:p>ANGER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3">
            <text:p>3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ngers</text:p>
          </table:table-cell>
          <table:table-cell table:style-name="ce21" office:value-type="string">
            <text:p>AVRILL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AUPREAU-EN-MAUG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LLEVIGNE-EN-LAY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CHEMAI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Z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SSAC-LOIR-AUBAN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LONN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MILLE-EN-ANJOU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OLET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UE-EN-ANJOU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COUFLA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HAUTS-D'ANJO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ZIG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UE JUME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MAY SUR EV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ROSIERS-SUR-LOI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REUIL BELL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REUIL JUIGN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URS-ERIG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PONTS DE C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BARTHELEMY D'ANJOU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CYR-EN-BOURG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E GEMMES-SUR-LO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GEORGES -DES-GARD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GEORGES SUR LOI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UMU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GRE-EN-ANJOU-BLE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IER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RENNES-SUR-LO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RIERES-EN-ANJO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YZERN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Manche (50)</text:p>
          </table:table-cell>
          <table:table-cell table:style-name="ce21" office:value-type="string">
            <text:p>SAINT-GERMAIN-SUR-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Saint Lô</text:p>
          </table:table-cell>
          <table:table-cell table:style-name="ce21" office:value-type="string">
            <text:p>CONDE-SUR-VI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ERQUEVI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NVILLE-LES BAIN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CQUEVILLE-SUR-M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S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OGN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ORS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MONT-SAINT-MICHEL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MERE-EGLISE 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EBOUR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SURVEN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GON-COUTAIN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NOVI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ANVIL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IGNY-LE-LOZ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GRE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RNEVILLE-CARTER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TANC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RENC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HAYE-PESNEL 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AMES 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GOUG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HILAIRE-DU-HARCOUE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UVILLE-LA-BIGOT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VRANCH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RBOURG-OCTEVILLE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CAUVILLE 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AIR-SUR-M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SAINT-LO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CQUEB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ENTA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QUEURDREVILLE-HAINNEVI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HAYE-DU-PUIT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VAAST-LA-HOUGU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RLAVILL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DIEU-LES-POEL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H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GLACERI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Marne (51)</text:p>
          </table:table-cell>
          <table:table-cell table:style-name="ce21" office:value-type="string">
            <text:p>AMBONN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Châlons-en-Champagne</text:p>
          </table:table-cell>
          <table:table-cell table:style-name="ce21" office:value-type="string">
            <text:p>AVIZ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THEN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5" office:value-type="string">
            <text:p><text:span text:style-name="T1">CHALONS EN</text:span> <text:span text:style-name="T1">CHAMPAGNE</text:span>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PERTRIX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MONTREU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RMA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PERNA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ISM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IGNICOUR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UVIGNY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ERRY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IM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16">
            <text:p>1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MENEHOUL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ZAN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UIPP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INQUEU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TRY LE FRANCOI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Haute-Marne</text:p>
          </table:table-cell>
          <table:table-cell table:style-name="ce21" office:value-type="string">
            <text:p>Saint-Dizi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float" office:value="-52">
            <text:p>-52</text:p>
          </table:table-cell>
          <table:table-cell table:style-name="ce21" office:value-type="string">
            <text:p>Langres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Chaumont</text:p>
          </table:table-cell>
          <table:table-cell table:style-name="ce21" office:value-type="string">
            <text:p>Join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ge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bonne-les-Bai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7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Mayenne (53)</text:p>
          </table:table-cell>
          <table:table-cell table:style-name="ce21" office:value-type="string">
            <text:p>Bonchamp les Lav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Laval</text:p>
          </table:table-cell>
          <table:table-cell table:style-name="ce21" office:value-type="string">
            <text:p>Changé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âteau-Gontier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a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rné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vr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Laval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yen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Berthev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Meurthe-et-Moselle (54)</text:p>
          </table:table-cell>
          <table:table-cell table:style-name="ce21" office:value-type="string">
            <text:p>AUBOU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Nancy</text:p>
          </table:table-cell>
          <table:table-cell table:style-name="ce21" office:value-type="string">
            <text:p>BACCARA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Y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AINVILLE SUR L’EA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ENOD LES PAM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E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IREY SUR VEZOUZ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IGNEULLES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USTIN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IEULOUAR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CROUV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SEY LES NANC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EVILLE DEVANT NANC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U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OUARD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NDREVI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RC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ILLECOU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RSERANG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UDEMO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RVILLE LA MALGRANG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EUF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EUVEVILLE DEVANT NANC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XOU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VERDU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UY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W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DR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NEVILL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LZEVI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XEVILL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NANCY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3">
            <text:p>1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VES-MAISO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GNY SUR MOSE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MPE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 A MOUSS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 SAINT VINCEN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LNO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X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NICOLAS DE POR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ICHAMP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L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NDOEUVRE LES NANCY</text:p>
          </table:table-cell>
          <table:table-cell table:style-name="ce21" office:value-type="float" office:value="12">
            <text:p>1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RANG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RS LES NANC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RUP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.COM BASSIN DE POMPE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Meuse (55)</text:p>
          </table:table-cell>
          <table:table-cell table:style-name="ce23" office:value-type="string">
            <text:p>BAR LE DUC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Bar-le-Duc</text:p>
          </table:table-cell>
          <table:table-cell table:style-name="ce21" office:value-type="string">
            <text:p>ETAIN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INS VE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GNY EN BARROIS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VIGNY SUR ORNA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IHIE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DU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Morbihan (56)</text:p>
          </table:table-cell>
          <table:table-cell table:style-name="ce21" office:value-type="string">
            <text:p>ARRAD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Vannes</text:p>
          </table:table-cell>
          <table:table-cell table:style-name="ce21" office:value-type="string">
            <text:p>ARZ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GA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RAY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D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UD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L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CH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NAC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UD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EGUERE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ACH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MGA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LV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TE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OUET (LE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CILLY (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V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UR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OI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IDE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NNEBONT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LE AUX MOI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NZINZAC-LOCHRIS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SSELI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DAU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EST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GUIDI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RMOR BADE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RMOR PLAG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CMARIAQUE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CM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CMIQUELI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RIEN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LESTROI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R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E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UZILLAC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IVILL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YAL PONTIV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LAIS (LE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NESTI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EUCADEU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OEMEL-ERDEVE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OEMEUR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OERE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OERMEL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OU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OUHARNE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OUHIN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UMERG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UNER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UVIGNE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IV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RT LOU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ESTEMBER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EVE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IBER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ANTE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CHE-BERNARD (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CHEFORT EN TER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 D’OUS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V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ILDAS DE RHUY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UYOMAR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PHILIBER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PIERRE QUIBER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ZEAU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N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E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EIX – NOYALO – LE HEZO – LA TRINITE SURZU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INITE SUR MER (LA)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NNE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O (LE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ANNE D’AUR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MUNAUTE DE COMMUNES BLAVET BELLEVUE OCE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6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Moselle (57)</text:p>
          </table:table-cell>
          <table:table-cell table:style-name="ce21" office:value-type="string">
            <text:p>AMNEVILLE</text:p>
          </table:table-cell>
          <table:table-cell table:style-name="ce21" office:value-type="float" office:value="10">
            <text:p>1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Metz</text:p>
          </table:table-cell>
          <table:table-cell table:style-name="ce21" office:value-type="string">
            <text:p>ARS SUR MOSE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TEL SAINT GERMA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NNERY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GONDANG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IZIERES LES METZ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ANGE SILVANG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LY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METZ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IGNY LES METZ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ULINS LES MET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MBA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ULIEN LES METZ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CY CHAZE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LANG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OIPPY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HREN LES FORBACH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LA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ZONVI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LIN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HANG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ULQUEMO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LSCHVILL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RBACH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EYMING MERLEBACH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EVILLE LES SAINT AVOL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CHERE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HANG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TITE ROSSE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7" office:value-type="string">
            <text:p>SAINT AVOL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IRING WENDEL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MONT 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AU SAL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IEUZ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REBOURG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TCH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OSBLIEDERSTROFF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MERING LES PUTTELAN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RALB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REGUEMINE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LGRANG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DUN LE TICH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TTENO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ISTROFF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MECK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ORENG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O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NDRAN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ENANG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YANGE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TTANGE GRAN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KNUTAN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NO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TTAN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EMANGE ERZAN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IERCK LES BA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RVILL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IONVILL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UCKANG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OLMERANGE LES MI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YUTZ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1" table:number-columns-repeated="6"/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Nièvre (58)</text:p>
          </table:table-cell>
          <table:table-cell table:style-name="ce23" office:value-type="string">
            <text:p>NEVERS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Nevers</text:p>
          </table:table-cell>
          <table:table-cell table:style-name="ce21" office:value-type="string">
            <text:p>VARENNES VAUZELL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HARITE SUR LOIR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AMEC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SNE COURS SUR LOIR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CIZ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URCHAMBAUL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RCHIZ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ERIG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MPH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MACH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UGUES LES EA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BIGN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Z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EME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ACY SUR LO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PE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GNY COU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IGNY LES VA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Nord (59)</text:p>
          </table:table-cell>
          <table:table-cell table:style-name="ce21" office:value-type="string">
            <text:p>ALLENNES LES MARA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Lille</text:p>
          </table:table-cell>
          <table:table-cell table:style-name="ce21" office:value-type="string">
            <text:p>ANNOEULL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RMENTIE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UV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DUE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REN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IN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OIX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YSOIN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CHES THUMESNIL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ET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NDECOUR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LLENNES LEZ HAUBOURD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UBOURDIN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M – FOREST SUR MARQUE – LANNOY – TOUFFLERS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UPLIN ANCOIS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ASSE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MADELEIN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MBERSART</text:p>
          </table:table-cell>
          <table:table-cell table:style-name="ce21" office:value-type="float" office:value="10">
            <text:p>1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QU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ZEN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LILLE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MME</text:p>
          </table:table-cell>
          <table:table-cell table:style-name="ce21" office:value-type="float" office:value="18">
            <text:p>1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O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YS LEZ LANNOY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Q EN BAROEUL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QUETTE LEZ LIL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S EN BAROEUL</text:p>
          </table:table-cell>
          <table:table-cell table:style-name="ce21" office:value-type="float" office:value="18">
            <text:p>1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UVAUX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STRICOU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ENCHI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HALEMP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OV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ESNOY SUR DEU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NCHI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NCQ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UBAIX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GHIN EN WEPP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NDR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NT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CLI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MPLEMA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MPLEUV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UMERI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RCOING</text:p>
          </table:table-cell>
          <table:table-cell table:style-name="ce21" office:value-type="float" office:value="62">
            <text:p>6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 D’ASCQ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AMBRECHI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ASQUEHAL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ATTIGNI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ATTRELOS</text:p>
          </table:table-cell>
          <table:table-cell table:style-name="ce21" office:value-type="float" office:value="24">
            <text:p>2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AVRI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VESNE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VESNES SUR HELP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CHA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VA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SI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NGLEFONTA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RRIERE LA GRAND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EUMO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DRECI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QUESNO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BEUG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0">
            <text:p>1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IX DU NORD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S DU NO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EL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VESNES LES AUBE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VOUS EN CAMBRES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BRAI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TEAU EN CAMBRESI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UDRY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CAUDOEUV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UZEAUCOU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USS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WU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GNY EN CAMBRES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ETZ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SNI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VILLE SAINT REM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O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ILLENCOURT SAINTE O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MILLY EN CAMBRESI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HILAIRE LEZ CAMBRAI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LESM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ALINCOURT SELVIG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B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UAI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UINC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ERS EN ESCREBIEUX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RNA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CHI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IMBEAUCOU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OST WAREND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ICH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CLUS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ILLEU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RGU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AY DUN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DEKERQUE BRANCH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UNKERQU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TAIR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ANDE SYNTH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AVELINE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GORGU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FFRINCKOUCK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VILLE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IEPP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POL SUR MER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EENVOORD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TEGHEM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ZI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LNOY LEZ VALENCIENN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UVRAG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CHA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UA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NDE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SPI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NAIN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MA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ES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SP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RGNI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R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RDA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IN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SENTINEL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LY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NNAING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TITE FORE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IEVRECHAI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ISM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MAN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SAULV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Default"/>
          <table:table-cell table:style-name="ce28" office:value-type="string">
            <text:p>VALENCIENNE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4">
            <text:p>1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EUX CONDE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Oise (60)</text:p>
          </table:table-cell>
          <table:table-cell table:style-name="ce21" office:value-type="string">
            <text:p>AGNET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Beauvais</text:p>
          </table:table-cell>
          <table:table-cell table:style-name="ce21" office:value-type="string">
            <text:p>ALLON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MBLAINVI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D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SAUVILL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NEU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BEAUVAI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RTHECOU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THISY SAINT PIERR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THISY SAINT PIER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RAN SUR OIS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RNE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NOU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S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TEUIL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UIL LE SEC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UIL LE VE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BRONNE LES CLERMO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BRONNE LES RIBECOUR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LEPON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UFF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UFF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A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BL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NTILL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UMONT EN VEX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VRIERES 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OISY AU BA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OISY LA VICTO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AIROIX/JANVILLE/ BIENVI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ERMON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PIEGN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MEILL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YE LA FOR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I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PY EN VALOI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ILL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TREES SAINT DENIS 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ITZ JAMES 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RMERI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UVIEUX <text:s/>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RM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HAPELLE EN SERVA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HAPELLE EN SERVA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ROIX SAINT OUE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GNY LE SEC 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IGNEVI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MORLAY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DELUGE LA DREN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MEU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LESSIS BELLEVILL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LESSIS BRI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VIGNE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ANCOUR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UEIL ANNE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IGNELAY MONTIG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GNY LES COMPIEG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SEILLE EN BEAUVAISI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U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LIE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 MARTIN / REMY / HEMEVILL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ATA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U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NTEUIL LE HOUDOU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ILLY EN THELLE 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GENT SUR OISE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YON</text:p>
          </table:table-cell>
          <table:table-cell table:style-name="ce21" office:value-type="float" office:value="17">
            <text:p>17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RY LA VILLE 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AILL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 SAINTE MAXENCE</text:p>
          </table:table-cell>
          <table:table-cell table:style-name="ce21" office:value-type="float" office:value="12">
            <text:p>1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NTIG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BECOURT DRESLINCOUR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CY LE GRAN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UST EN CHAUSSE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LEU D’ESSEREN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XIM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SAUVEU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GENEVIEVE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ENLI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ERIFONTAIN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HIERS SUR THEV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HIVERN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OUROTT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I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ACY LE V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ICO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ETT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BERI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NEUIL EN HALATT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RS SAINT PAUL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RS SOUS SAINT LE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Orne (61)</text:p>
          </table:table-cell>
          <table:table-cell table:style-name="ce23" office:value-type="string">
            <text:p>Alençon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lençon</text:p>
          </table:table-cell>
          <table:table-cell table:style-name="ce21" office:value-type="string">
            <text:p>Argenta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this Val de Rouv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gnoles de l’Orne Normandi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llêm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erté Macé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’Aig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ny les villag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tagne-au-Perch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émalard en Perch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é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inchebray Bocag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mouti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Pas-de-Calais (62)</text:p>
          </table:table-cell>
          <table:table-cell table:style-name="ce21" office:value-type="string">
            <text:p>ACHICOU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rras </text:p>
          </table:table-cell>
          <table:table-cell table:style-name="ce21" office:value-type="string">
            <text:p>AIRE SUR LA LY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IX NOULET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NEZ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ZIN SAINT-AUB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DR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QUES / BLENDECQU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ARRA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CHE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CHY LES MIN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DRUICQ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XI LE CHATEAU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ILLEUL SIRE BERTHOUL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PAUM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RAI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RCK SUR M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THUN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UVRY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ACHE SAINT-VAA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LLY BERCLAU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LOGNE SUR M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BIER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LLY LES MIN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FFI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LAI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BLAIN CHATELA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I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V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munauté d'Agglomération des Deux Baies en Montreuillois 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NDETT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QUELL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BEHE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CELLES LES L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RIERES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UCQ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N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SV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IVI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URG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QUIHEN PL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TAPLES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STUBER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IEF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EVENT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UG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IN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ILLICOUR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RNES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NIN-BEAUMONT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SDI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UCQUELI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SBERGU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AR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ORTEL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QUESNOY EN ARTOI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OUQU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FOREST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BERCOUR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EV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LL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UENESS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K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QUI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ZINGARB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LIMO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URCH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IGNY EN GOHE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REUIL SUR 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FCHATEL HARDELO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EUX LES MI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YELLES GODAUL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YELLES LES VERME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YELLES SOUS LE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IGNI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UTREAU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YE PLAG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NXE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VIE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IT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S EN GOHE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ETIENNE AU MONT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ARTIN BOULOGN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ARTIN LEZ TATINGHE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OM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OL SUR TERNOIS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CATHERINE LES ARRA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ME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DIN LES BETHU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ME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TRY EN ARTO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IMEREUX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IMI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INGL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ISS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IZERN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Puy-de-Dôme</text:p>
          </table:table-cell>
          <table:table-cell table:style-name="ce21" office:value-type="string">
            <text:p>AIGUEPER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Dôme (63)</text:p>
          </table:table-cell>
          <table:table-cell table:style-name="ce21" office:value-type="string">
            <text:p>ARLAN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Clermont-Ferrand</text:p>
          </table:table-cell>
          <table:table-cell table:style-name="ce21" office:value-type="string">
            <text:p>AUBIER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LNA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MON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SSE-ET-SAINT-ANASTAIS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LLO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ANZ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BOULE (LA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ASSAC-LES-MI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OC (LE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LH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BAZA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NDRE (LE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YRA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ALIERE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EIX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ENS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URI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VARO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5" office:value-type="string">
            <text:p><text:span text:style-name="T1">CLERMONT</text:span>-<text:span text:style-name="T1">FERRAND</text:span>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5">
            <text:p>2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BROND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NON D’AUVERGN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PIE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FFI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NNEZ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RZAT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LAINE MONTAIGU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SSOIR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B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MPD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ZO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SS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SSEI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REFLEU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ISS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-DORE (LE)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ZAC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HAN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CI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SLIE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-DU-CHATEA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GIBAU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Y-GUILLAUME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OM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MAGNA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YAT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MANT-ROCHE-SAVI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MANT-TALLEND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ELOY-LES-MIN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ENES-CHAMPANE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EORGES-DE-MO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IGN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ULIEN-DE-COPPE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YCHALL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URA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IER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RENNES-SUR-MOR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TAIZ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YRE-MONT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C-LE-COMT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VEROL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OLVIC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2">
          <table:table-cell table:style-name="ce7" office:value-type="string">
            <text:p>Pyrénées-Atlantiques (64)</text:p>
          </table:table-cell>
          <table:table-cell table:style-name="ce21" office:value-type="string">
            <text:p>Angl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Pau</text:p>
          </table:table-cell>
          <table:table-cell table:style-name="ce21" office:value-type="string">
            <text:p>Arti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rud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sca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yonn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arritz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dar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llèr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zano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ca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bo les ba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ibou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aux-Bon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lo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ethary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sparre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nday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uranç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ru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car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s 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léon-Lichar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ein 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laà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loron Sainte-Mari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thez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di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Pau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ean-de-luz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ean Pied de Por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alai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ée sur Nivell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ies-de-Béarn </text:p>
          </table:table-cell>
          <table:table-cell table:style-name="ce21" table:number-columns-repeated="5"/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Urrugn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Ustarit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8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Hautes-Pyrénées (65)</text:p>
          </table:table-cell>
          <table:table-cell table:style-name="ce21" office:value-type="string">
            <text:p>ARAGNOU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CU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Tarbes </text:p>
          </table:table-cell>
          <table:table-cell table:style-name="ce21" office:value-type="string">
            <text:p>AUREILH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GNERES DE BIGOR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RDERES SUR L’ECHEZ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P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UTERE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BO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UILLA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NEMEZA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URDES</text:p>
          </table:table-cell>
          <table:table-cell table:number-columns-repeated="2"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BOURGUE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DO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LARY SOULA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MEAC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TARBE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C EN BIGOR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Pyrénées-Orientales</text:p>
          </table:table-cell>
          <table:table-cell table:style-name="ce22" office:value-type="string">
            <text:p>SAINT PAUL DE FENOUILL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Perpignan (66)</text:p>
          </table:table-cell>
          <table:table-cell table:style-name="ce23" office:value-type="string">
            <text:p>PERPIGNAN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NET EN ROUSSILLON</text:p>
          </table:table-cell>
          <table:table-cell table:style-name="ce21" office:value-type="float" office:value="26">
            <text:p>2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T CYPRIEN – ALENYA – LATOUR BAS ELN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GELÈS SUR MER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-ROMEU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UILLA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G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NOHES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RT-VENDR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-LOUI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OULOU <text:s text:c="14"/>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TOUR DE FRANC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LONGUE DE LA SALANQU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REILLAS LAS ILLA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EILL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ANGL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RREILL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TAGEL <text:s text:c="22"/>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LQUE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VESALT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T LAURENT DE CERDA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NYULS DELS ASP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FÉLIU D’AVAL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HO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HIPPOLY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LAU DEL VID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RE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ESTÈVE </text:p>
          </table:table-cell>
          <table:table-cell table:style-name="ce21" office:value-type="float" office:value="12">
            <text:p>1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LLA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ARCAR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ÉNIS DES FONTAI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TE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BESTAN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ROQUE DES ALBÈ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NDRÉ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SOL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EAN LASEIL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RED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MPA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EILL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SES LE CHÂTE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LOUG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ADES <text:s text:c="21"/>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ERTH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PIRA DE L’AGL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TAFFA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RBE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NÇA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UI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IXA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A <text:s text:c="31"/>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NET LES BAINS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AIR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LLE SUR TÊT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LLIOUR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LES SUR TECH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MARIE LA M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YRESTO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NAZAI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 LA RIVIÈ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NYULS SUR M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ZILLA LA RIVIÈ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ATS DE MOLLO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MÉLIE LES BAIN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LN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Bas-Rhin (67)</text:p>
          </table:table-cell>
          <table:table-cell table:style-name="ce22" office:value-type="string">
            <text:p>BARR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Strasbourg</text:p>
          </table:table-cell>
          <table:table-cell table:style-name="ce21" office:value-type="string">
            <text:p>BENFEL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TSCHDORF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ISCHHEIM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SCHOFFSHEI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SCHWILLER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IENSCHWILLE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OTZHEIM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XWILL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UMATH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NOI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MBACH LA VIL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RLISHEI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CKBOLSHEIM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RSTEIN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CH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GERSHEI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ENDELBRUCH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GUENAU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CHFELDE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ENHEI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LTZHEI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LLKIRCH-GRAFFENSTADEN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NGWILL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KINTZHEIM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KOLBSHEIM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UTERBOUR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ROQU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WANTZEN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NGOLSHEI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H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KOLSHEIM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LSHEIM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USSIG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UTZIG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IEDERBRONN LES BAIN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IEDERNA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BENHEIM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BERNAI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STHOUS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STWALD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ICHSHOFFE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SHEIM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TH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RE-UN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VER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CHILTIGHEIM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CHWEIGHOUSE SUR MOD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LESTAT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LTZ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FFELWEYERSHEIM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STRASBOURG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56">
            <text:p>5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DENHEIM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ASSELONN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ESTHOFFE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ISSEMBOUR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OLFISHEIM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OLXHEIM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9" table:number-columns-repeated="6"/>
          <table:table-cell table:number-columns-repeated="1017"/>
        </table:table-row>
        <table:table-row table:style-name="ro14">
          <table:table-cell table:style-name="ce7" office:value-type="string">
            <text:p>Haut-Rhin (68)</text:p>
          </table:table-cell>
          <table:table-cell table:style-name="ce30" office:value-type="string">
            <text:p>ALTKIRCH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7" office:value-type="string">
            <text:p>Colmar</text:p>
          </table:table-cell>
          <table:table-cell table:style-name="ce31" office:value-type="string">
            <text:p>DANEMARIE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7"/>
          <table:table-cell table:style-name="ce31" office:value-type="string">
            <text:p>BERGHEIM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BIESHEIM</text:p>
          </table:table-cell>
          <table:table-cell table:style-name="ce36" office:value-type="float" office:value="2">
            <text:p>2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2" office:value-type="string">
            <text:p>COLMAR</text:p>
          </table:table-cell>
          <table:table-cell table:style-name="ce36" office:value-type="float" office:value="28">
            <text:p>28</text:p>
          </table:table-cell>
          <table:table-cell table:style-name="ce36" office:value-type="float" office:value="4">
            <text:p>4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EGUISHEIM</text:p>
          </table:table-cell>
          <table:table-cell table:style-name="ce36" office:value-type="float" office:value="2">
            <text:p>2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HORBOURG-WIHR</text:p>
          </table:table-cell>
          <table:table-cell table:style-name="ce36" office:value-type="float" office:value="3">
            <text:p>3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INGERSHEIM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KAYSERSBERG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LIEPVRE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MITTELWIHR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MUNSTER</text:p>
          </table:table-cell>
          <table:table-cell table:style-name="ce36" office:value-type="float" office:value="3">
            <text:p>3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NEUF-BRISACH</text:p>
          </table:table-cell>
          <table:table-cell table:number-columns-repeated="4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ORBEY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RIBEAUVILLE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RIQUEWIHR</text:p>
          </table:table-cell>
          <table:table-cell table:style-name="ce36" office:value-type="float" office:value="3">
            <text:p>3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STE CROIX-EN-PLAINE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STE CROIX-AUX-MINES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STE MARIE-AUX-MINES</text:p>
          </table:table-cell>
          <table:table-cell table:number-columns-repeated="2" table:style-name="ce36" office:value-type="float" office:value="2">
            <text:p>2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TURCKHEIM</text:p>
          </table:table-cell>
          <table:table-cell table:style-name="ce36" office:value-type="float" office:value="3">
            <text:p>3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VOLGELSHEIM</text:p>
          </table:table-cell>
          <table:table-cell table:style-name="ce36" office:value-type="float" office:value="2">
            <text:p>2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WETTOLSHEIM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WINTZENHEIM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BRUNSTATT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HUNINGUE</text:p>
          </table:table-cell>
          <table:table-cell table:style-name="ce36" office:value-type="float" office:value="5">
            <text:p>5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ILLZACH</text:p>
          </table:table-cell>
          <table:table-cell table:style-name="ce36" office:value-type="float" office:value="6">
            <text:p>6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KEMBS</text:p>
          </table:table-cell>
          <table:table-cell table:style-name="ce36" office:value-type="float" office:value="2">
            <text:p>2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KINGERSHEIM</text:p>
          </table:table-cell>
          <table:table-cell table:style-name="ce36" office:value-type="float" office:value="5">
            <text:p>5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MULHOUSE</text:p>
          </table:table-cell>
          <table:table-cell table:style-name="ce36" office:value-type="float" office:value="70">
            <text:p>70</text:p>
          </table:table-cell>
          <table:table-cell table:style-name="ce36" office:value-type="float" office:value="21">
            <text:p>2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41" office:value-type="float" office:value="5">
            <text:p>5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OTTMARSHEIM</text:p>
          </table:table-cell>
          <table:table-cell table:style-name="ce36" office:value-type="float" office:value="2">
            <text:p>2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PFASTATT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RIEDISHEIM</text:p>
          </table:table-cell>
          <table:table-cell table:style-name="ce36" office:value-type="float" office:value="6">
            <text:p>6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RIXHEIM</text:p>
          </table:table-cell>
          <table:table-cell table:style-name="ce36" office:value-type="float" office:value="12">
            <text:p>12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ROSENAU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SAINT-LOUIS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SAUSHEIM</text:p>
          </table:table-cell>
          <table:table-cell table:style-name="ce36" office:value-type="float" office:value="4">
            <text:p>4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WITTELSHEIM</text:p>
          </table:table-cell>
          <table:table-cell table:style-name="ce36" office:value-type="float" office:value="2">
            <text:p>2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BITSCHWILLER-LES-THANN</text:p>
          </table:table-cell>
          <table:table-cell table:number-columns-repeated="4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CERNAY</text:p>
          </table:table-cell>
          <table:table-cell table:style-name="ce36" office:value-type="float" office:value="3">
            <text:p>3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ENSISHEIM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GUEBWILLER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4">
            <text:p>4</text:p>
          </table:table-cell>
          <table:table-cell table:number-columns-repeated="2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MASEVAUX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ROUFFACH</text:p>
          </table:table-cell>
          <table:table-cell table:style-name="ce36" office:value-type="float" office:value="3">
            <text:p>3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SOULTZ</text:p>
          </table:table-cell>
          <table:table-cell table:style-name="ce36" office:value-type="float" office:value="4">
            <text:p>4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THANN</text:p>
          </table:table-cell>
          <table:table-cell table:style-name="ce36" office:value-type="float" office:value="5">
            <text:p>5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VIEUX-THANN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WILLER-SUR-THUR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14">
          <table:table-cell table:style-name="ce12"/>
          <table:table-cell table:style-name="ce31" office:value-type="string">
            <text:p>Gardes Intercommunaux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58">
            <text:p>58</text:p>
          </table:table-cell>
          <table:table-cell table:style-name="ce36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Rhône (69)</text:p>
          </table:table-cell>
          <table:table-cell table:style-name="ce22" office:value-type="string">
            <text:p>ALBIGNY SUR SAO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Lyon</text:p>
          </table:table-cell>
          <table:table-cell table:style-name="ce21" office:value-type="string">
            <text:p>AMPLEPU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NS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BRESL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N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LLEVILLE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GNAI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NDA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ON</text:p>
          </table:table-cell>
          <table:table-cell table:style-name="ce21" office:value-type="float" office:value="13">
            <text:p>1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LL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LUIR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BAGNIE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AGNE AU MONT D O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PONNA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PONOST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BONNIE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L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SSEL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SSIEU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ZAY D AZERGU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IVRIEUX D AZERGU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LLONGES AU MONT D'O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LOMBIER SAUGNIEU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MUNA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NDRIE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BAS</text:p>
          </table:table-cell>
          <table:table-cell table:style-name="ce21" office:value-type="float" office:value="6">
            <text:p>6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S LA 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APON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RDILL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CINES CHARPIEU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CULLY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YZIN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EURIEUX SUR L'ARBRES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AINES ST MART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AINES SUR SAO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ANCHEVIL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NA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VOR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LEIZ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IGN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RIGN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NA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MULATIER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TOUR DE SALVAGN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OIS D'OING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NTILLY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CH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MA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MONES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SSIE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IRE SUR RHO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ZA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CEN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LYON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88">
            <text:p>8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ILLY D AZERGU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Y L ETOI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ENN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YZIEU</text:p>
          </table:table-cell>
          <table:table-cell table:style-name="ce21" office:value-type="float" office:value="16">
            <text:p>16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LLE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ON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ANC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N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VILLE SUR SAO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ING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ULLIN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ERRE BENITE</text:p>
          </table:table-cell>
          <table:table-cell table:style-name="ce21" office:value-type="float" office:value="8">
            <text:p>8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LLIONN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MMI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SIGN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INCIEUX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LLIEUX LA PAP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THONAY VILL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EZIN DU RHO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LAIZ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CIEU EN JARRES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BONNET DE MUR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CYR AU MT D O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DIDIER AU MONT D O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DIDIER SOUS RIVERI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ETIENNE DES OULLIE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FON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GENIS LAVAL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GENIS LES OLLIER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GEORGES DE RENE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GERMAIN AU MONT D O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GERMAIN NUE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JEAN D ARDIE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LAURENT <text:s/>DE MUR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LAURENT DE CHAMOUSS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MARTIN EN HAU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PIERRE DE CHANDIEU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PIERRE LA PALU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PRIEST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ROMAIN EN G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SYMPHORIEN COI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SYMPHORIEN D OZ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E COLOMB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E CONSORC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E FOY L ARGENTIE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E FOY LES LYON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LUY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RAR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SSIN LA DEMI LU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RNA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IZY LES BOURG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UR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SSIEU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GNER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LX EN VELIN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ISSIEUX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NAIS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FRANCHE SUR SAON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URBANN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">
            <text:p>1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OURL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Haute-Saône (70)</text:p>
          </table:table-cell>
          <table:table-cell table:style-name="ce22" office:value-type="string">
            <text:p>LU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Vesoul </text:p>
          </table:table-cell>
          <table:table-cell table:style-name="ce23" office:value-type="string">
            <text:p>VESOUL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RA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XEUIL LES BAI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LOUP SUR SEMOU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VILLIERS (garde champêtre uniquement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Saône-et-Loire (71)</text:p>
          </table:table-cell>
          <table:table-cell table:style-name="ce22" office:value-type="string">
            <text:p>AUTU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Macon</text:p>
          </table:table-cell>
          <table:table-cell table:style-name="ce21" office:value-type="string">
            <text:p>BEAUMONT-SUR-GROS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LANZ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BON-LANCY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UIL (LE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X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GN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LON-SUR-SAON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FORGEU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PELLE-DE-GUINCHAY L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PELLE-SAINT-SAUVEUR LA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NAY-LES-MAC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O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NOY-LE-ROYAL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UFFAILL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VAGNY-LES-CHEVRIE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AYETTE L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UN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CH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CHES-SUR-SAO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USOT (LE)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ISSE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UISEA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UISE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MERE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MIGN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VROUZ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IGOI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PERVA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NELAR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RG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LLY-SUR-LO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V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EUGN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URIGN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YS-SUR-LE-DOUB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UHAN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GN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MACO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IG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TOU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CURE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VA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CEAU-LES-MIN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CHAN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UROUX-SUR-SAO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AY-LE-MONIAL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RECY-LES-FORG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CHE-VINEUSE LA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MANECHE THORI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LL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G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Y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DESE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ARCE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ORNAY-SUR-GUY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NC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NVIGNES- LES- MIN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NNECEY-LE-GRAN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AGNA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AMBREUI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EUSEB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GENGOUX-LE-NATIONA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JULIEN-DE-CIVR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MARTIN-EN-BRESS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MARTIN-SOUS-MONTAIG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MAURICE-EN-RIVIE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REM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-VINCENT-BRAGN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RC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RN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RENNES-LES-MAC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EDENESSE-SUR-ARRO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REY-LE-GRAN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Sarthe (72)</text:p>
          </table:table-cell>
          <table:table-cell table:style-name="ce22" office:value-type="string">
            <text:p>ALLON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Le Mans</text:p>
          </table:table-cell>
          <table:table-cell table:style-name="ce21" office:value-type="string">
            <text:p>ARNA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SSE SUR BRAY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NG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NNER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COMMOY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HARTRE SUR LE LOI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ERTE BERNAR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LECH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SUZE SUR SARTH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AILLEU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LU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5" office:value-type="string">
            <text:p>LE <text:span text:style-name="T1">MANS</text:span>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M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Y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CE EN BEL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VAL SUR LOIR (ex Château du Loir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ULSA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YEN SUR SARTH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CE SUR SARTH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IGNE L’EVEQU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AUD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BLE SUR SARTH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ALA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VIGNE L’EVEQ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LES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C MAINE SAOSNOIS (ex CC Maine 301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Savoie (73)</text:p>
          </table:table-cell>
          <table:table-cell table:style-name="ce22" office:value-type="string">
            <text:p>AIGUEBLANCH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Chambéry</text:p>
          </table:table-cell>
          <table:table-cell table:style-name="ce21" office:value-type="string">
            <text:p>AIME LA PLAGNE (ancienne commune : AIME)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IX LES BAIN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LBERTVILL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ALLU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AVANCHERS VALMOREL ( 2 ASVP en saison hivernale uniquement)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RBERA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SS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BELLEVILLE (ancienne commune : SAINT MARTIN DE BELLEVILLE)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OURGET DU LA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G SAINT MAURICE (1 ASVP annuel plus 5 en saison hivernale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ZE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DES LES BAINS (2 ASVP en saison estivale uniquement)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VI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LLES LES EA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CHAMBERY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AGNY EN VANOI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NAZ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CHAPEL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ST VOLAN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U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NTRELACS (ancienne commune : ALBENS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COUVERTE LA TOUSSUIR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ESY SUR AIX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UTELUCE (4 ASVP en saison hivernale uniquement)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COB BELLECOMBETT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D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NSLEBOURG MONT CENIS (commune nouvelle VAL CENIS AU 01/01/2017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LECHE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DA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MELIA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VALEZAN (4 ASVP saisonniers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MOTTE SERVOLE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UTIER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UX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ISEY NANCROIX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PERRIERE (2 ASVP en saison hivernale uniquement)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PLAGNE TARENTAISE (anciennes communes MACOT LA PLAGNE et BELLENTRE) (1 ASVP annuel plus 10 en saison hivernale)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ONT DE BEAUVOIS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ALOGNAN LA VANOISE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RAVOI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ROCHETT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LBAN LEYS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BALDOPH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BON TARENTAISE (commune nouvelle COURCHEVEL au 01/01/2017)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EAN DE MAURIENN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ULIEN MONTDEN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RTIN LA POR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ICHEL DE MAURIE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PIERRE D'ALBIGNY (2 ASVP saisonniers)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SORLIN D'ARV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FOY TARENTAISE (1 ASVP en saison hivernale uniquement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E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RMIGN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IGNES (12 ASVP en saison hivernale <text:s/>uniquement)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UGI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 D'ISERE (12 ASVP en saison hivernale et 2 en saison estivale)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LOI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MEINI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AREMBE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YE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Haute-Savoie</text:p>
          </table:table-cell>
          <table:table-cell table:style-name="ce22" office:value-type="string">
            <text:p>Ambill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float" office:value="-74">
            <text:p>-74</text:p>
          </table:table-cell>
          <table:table-cell table:style-name="ce23" office:value-type="string">
            <text:p>Annecy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0">
            <text:p>2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nnecy</text:p>
          </table:table-cell>
          <table:table-cell table:style-name="ce21" office:value-type="string">
            <text:p>Annemass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nthy sur Léma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âches la Frass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s en chabla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onix Mont Blanc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âte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ns sur Lema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uses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blo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té communes Faucigny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uss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uvain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trembiè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vian les Bain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verges/Seythenex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illing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ang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illar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ntercommunale des Voirons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alme De Silling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lusaz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Roche sur For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Grand Bornand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Get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Houch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cing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na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gèv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nthon saint Bern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sse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rion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zin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ss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M mutualisée Pringy, Epgany, Metz-Tessy, Argonay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is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lice Pluricommunale du Vuach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lice Pluricommunale Neuvecelle/Maxilly/Lugrin/Meilllerie/St gingolph/Tholl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az sur Arl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blie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ignier-Esser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milly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ervais Les Bain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eoi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orioz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ulien En Genevoi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lanches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moen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ciez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cionzi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vrie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ysse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Pierre En Faucigny 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lloires-Montmi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ones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onon Les Bain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yez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igy-Foncene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traz-Monthoux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yrier du Lac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 La Gran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uiz en Sallaz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Paris (75)</text:p>
          </table:table-cell>
          <table:table-cell table:style-name="ce21" office:value-type="string">
            <text:p>Agents de surveillance de Paris</text:p>
          </table:table-cell>
          <table:table-cell table:style-name="ce24"/>
          <table:table-cell table:style-name="ce21" office:value-type="float" office:value="1800">
            <text:p>1800</text:p>
          </table:table-cell>
          <table:table-cell table:style-name="ce24" table:number-columns-repeated="3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5" table:number-rows-repeated="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Seine-Maritime (76)</text:p>
          </table:table-cell>
          <table:table-cell table:style-name="ce22" office:value-type="string">
            <text:p>AMFREVILLE-LA-MIVOI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MA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RENTI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IHOREL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LANGY-SUR-BRESL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S-GUILLAUM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SECOUR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NTELEU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UX-VALLE-DE-SEINE (intercommunalité)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RNETA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VILLE-LES-ROUE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IEPP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UD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UCLAIR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LBEUF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NVERME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TRETA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U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CAMP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ANQUEVILLE-SAINT-PIER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URNAY-EN-BRA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AND-COURON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RFLEU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UTOT-SUR-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UPP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NCH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GRAND-QUEVILL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HAVRE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33">
            <text:p>3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MESNIL-ESNARD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ETIT-QUEVILL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RAIT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REPOR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LAUNA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OMM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TIN-EGLI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IVILLIER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-SAINT-AIGNAN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VILL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FCHATEL-EN-BRAY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TRE-DAME-DE-BONDEVI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CTEVILLE-SUR-M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ISSEL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IVA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VILL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TIT-COURON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ROUEN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4">
            <text:p>2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ADRESS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ETIENNE-DU-ROUVRA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IERRE-DE-VARENG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IERRE-LES-ELBEUF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ROMAIN-DE-COLBOSC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SA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VALERY-EN-CAUX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TTEVILLE-LES-ROUE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RRES-DE-CA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YVETOT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Seine-et-Marne (77)</text:p>
          </table:table-cell>
          <table:table-cell table:style-name="ce22" office:value-type="string">
            <text:p>ACHERES LA FOR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Melun</text:p>
          </table:table-cell>
          <table:table-cell table:style-name="ce21" office:value-type="string">
            <text:p>AUGERS EN BRI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VON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GNEAUX-SUR-LOIN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ILLY-ROMAINVILLIERS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S-LE-ROI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SSISE-LE-ROI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SSY-LE-CHATE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RON-MARLOTT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AY-SUR-SE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E-COMTE-ROBERT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OU-SUR-CHANTEREI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SSY-SAINT-GEORGES</text:p>
          </table:table-cell>
          <table:table-cell table:style-name="ce21" office:value-type="float" office:value="40">
            <text:p>4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SSON</text:p>
          </table:table-cell>
          <table:table-cell table:style-name="ce21" office:value-type="float" office:value="9">
            <text:p>9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LAUTRE-LA-GRAND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LIFER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IGN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AGNE SUR SEI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S SUR MAR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PELLE-GAUTHIER (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TRETT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AU LAND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LET-EN-BRIE (LE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UMES-EN-BRI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LLE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4">
            <text:p>14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SS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AYE-SOUILL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LLEGIE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BS-LA-VILL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5">
          <table:table-cell table:style-name="ce12"/>
          <table:table-cell table:style-name="ce21" office:value-type="string">
            <text:p>COMMUNAUTE DE COMMUNES DU PAYS DE MEAUX</text:p>
            <text:p/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PAN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LOMMIER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PVRAY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TRY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CY-LA-CHAPELL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GY-LES-MEA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OISSY BEAUBOUR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OUY SUR OURCQ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MMARTIN-EN-GOE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MPMA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NNEMARIE DONTILL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GR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MERAINVILL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BL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REMOUTIER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RTE-GAUCHER (LA)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RTE-SOUS-JOUARRE (LA)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AINEBLEAU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ENAY-TRESIGN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RG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UAI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ANDE-PAROISSE (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ETZ-ARMAINVILLIER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EZ-SUR-LOIN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ISY-SUISN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RIC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UAR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UY-SUR-MOR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GNY-SUR-MAR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IGNY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EUSAINT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MOGES FOURCH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ZY-SUR-OURCQ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GNES</text:p>
          </table:table-cell>
          <table:table-cell table:style-name="ce21" office:value-type="float" office:value="14">
            <text:p>1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U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GNY-LE-HONGR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LES-EN-BRI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Y-SUR-MAR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AUX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E-SUR-SEINE (LE)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MELUN</text:p>
          </table:table-cell>
          <table:table-cell table:style-name="ce21" office:value-type="float" office:value="32">
            <text:p>3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ISSY-CRAMAYEL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COURT-FROMON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EREAU-FAULT-YONN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EVRAIN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IGNY-SUR-LOIN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ET SUR LOING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MANT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UROUX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ND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NGI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NTEUIL-LES-MEA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NTEUIL-SUR-MAR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MOUR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ISIE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TH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OZOIR-LA-FERRIER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AMFO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MMEUS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MPON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ONTAULT-COMBAULT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CAR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ING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OVIN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INCY-VOISI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CHETTE (LA)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ISSY-EN-BRI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ZAY-EN-BRI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ACY-SUR-MAR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FARGEAU-PONTHIERR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ERMAIN-SUR-MORI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MAMM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ATHU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IERRE-LES-NEMOURS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I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MOIS-SUR-SE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MORE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VIGNY-LE-TEMPL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INE PO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RIS</text:p>
          </table:table-cell>
          <table:table-cell table:style-name="ce21" office:value-type="float" office:value="13">
            <text:p>1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V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PPES-SUR-LOING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RDU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OME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ORIGNY-SUR-MARN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RC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RNAN-EN-BRI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ILPO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IRES-SUR-MARNE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X-LE-PENIL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NEUX LES SABLO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NOU-LA-CELLE-SUR-SE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T SAINT DENI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 LE COM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O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PARISI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VAUD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ULAINES-SUR-SEI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Yvelines (78)</text:p>
          </table:table-cell>
          <table:table-cell table:style-name="ce22" office:value-type="string">
            <text:p>ABLI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Versailles</text:p>
          </table:table-cell>
          <table:table-cell table:style-name="ce21" office:value-type="string">
            <text:p>ACHER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DAINVI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DRESY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NOUVILLE LES MANT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BERGENVILLE *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FFARGI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FFREVILLE BRASSEUL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ILL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NNECOUR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YN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S D'ARC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SSET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NELL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NIERES SUR SEI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AF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GIVAL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V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C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CHEL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LLI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RIERES SOUS POISSY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RIERES SUR SEINE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LLE LES BORDES (LA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LLE SAINT CLOUD (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RNAY LA VI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BOURCY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NTELOUP LES VIGN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OU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UFFOUR LES BONNIE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VEN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SNAY (LE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VREUS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AYES SOUS BOIS (LES)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IGNIER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NDE SUR VESG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NFLANS STE HONORIN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OISSY SUR SEIN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MMARTIN EN SERV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MPIERRE EN YVELIN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CQUEVILL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LANCOURT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MANC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PON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SARTS LE ROI (LES)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TANG LA VILLE (L'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INS SUR SEIN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LLAINVILLE DENNEMON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ENAY LE FLEURY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ENAY MAUVOISI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ENAY ST PÈR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URQUE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ENEUS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RANCIE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RGENVIL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ZERA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ERVI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ITRANCOUR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UYANCOURT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RDRICOUR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UDAN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OUILLES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SSOU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MBVI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EUFOSS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UARS PONTCHARTRAI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UY EN JOSA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UY MONVOISI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GES EN JOSAS (LES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MMOY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GNANVI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GNY LES HAMEAUX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ISONS LAFFITT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NTES LA JOLI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NTES LA VILL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Q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EIL LE GUY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EIL MARL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EUIL SUR MAULDR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LY LE ROI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LETT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RECOU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REPAS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DA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NERVI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ICOUR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SNIL LE ROI (LE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SNIL SAINT DENIS (LE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SNULS (LES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ULAN EN YVELIN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ZIERES SUR SEIN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ZY SUR SEI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LLEMON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ESSON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FORT L'AMAUR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IGNY LE BRETONNEUX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AINVILLIER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USSEAUX SUR SEIN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ULCEN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UREAUX (LES)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AUPHLE LE CHÂTEA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ZEL *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ISY LE ROI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INVILLE SUR MONTCIEN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CEMON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GERU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AY DOUAVI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CQ (LE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DREAUVIL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RAY EN YVELINES (LE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AISI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RT MARLY (LE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RT VILLEZ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ISS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UNAY EN YVELINES 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EUE LEZ YVELINES ( LA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IZEUX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MBOUILL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NNEMOULI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CHEFOURG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CHEFORT EN YVELIN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CQUENCOUR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LLEBOIS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SAY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SNY SUR SEIN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LLY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RNOULT EN YVELIN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YR L'ECO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FORGE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ERMAIN DE LA GRANG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ERMAIN EN LAY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RTIN LA GARENN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NOM LA BRETECH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REMY L'HONOR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REMY LES CHEVREUS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MESM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TROUVILL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ULX MARCHAI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NLISS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PTEU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IND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NCHAMP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COIGNIE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RTRE GAUDRAN (L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RTRE SAINT DENIS (L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SSANCOUR SUR AUBETT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IVERVAL GRIGN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OIRY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ILLY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SSUS LE NOBL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APPE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EMBLAY SUR MAULDRE (L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IEL SUR SEI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X SUR SEIN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LIZY VILLACOUBLA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NEUIL SUR SEI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VERNOUILLE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VERRIERE (LA)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VERSAILLE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8">
            <text:p>4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ERT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ESINET (LE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CQ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VIEILLE EGLISE EN YVELIN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VILLENNES SUR SEI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 EN CHEVRIE (LA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PREUX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TT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IERS LE MAHIEU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IERS SAINT FREDERIC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ROFLA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OISINS LE BRETONNEUX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Deux-Sèvres</text:p>
          </table:table-cell>
          <table:table-cell table:style-name="ce22" office:value-type="string">
            <text:p>AIFF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float" office:value="-79">
            <text:p>-79</text:p>
          </table:table-cell>
          <table:table-cell table:style-name="ce21" office:value-type="string">
            <text:p>AIRVAUL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Niort</text:p>
          </table:table-cell>
          <table:table-cell table:style-name="ce21" office:value-type="string">
            <text:p>ARDI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GENTON LES VALLE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SSUIRE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UR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LONGES S/L AUTIZ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L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NIO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RECH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MOTHE ST HER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PEYRATT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LE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UZE SUR LE MIGN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COUTA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NIORT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UEIL LES AUBI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IR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MPRO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THENA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IG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AHECQ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LOUP LAMAI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MAIXENT L ECO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MARTIN DE SANZA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PARDOUX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VARE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Somme (80)</text:p>
          </table:table-cell>
          <table:table-cell table:style-name="ce22" office:value-type="string">
            <text:p>ABBEVILL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miens</text:p>
          </table:table-cell>
          <table:table-cell table:style-name="ce21" office:value-type="string">
            <text:p>AILLY SUR SOMM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ILLY SUR NOY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IRAI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AMIEN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81">
            <text:p>8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LBE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L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YONVILL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TTENCOUR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AILLY CORNEHOTT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AY SUR SOMM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YEUX SUR MER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P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BIE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ECY EN PONTHIE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OTOY (LE)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ARGNI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RNANCOUR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INGT FLAMICOUR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MART EN PONTHIE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MPIERRE BECQUINCOUR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ULLEN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REUIL LES AMIE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RCHE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RT MAH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UILLO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ESSENNEVI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IVILLE ESCARBOT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MACH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M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ARBONNIE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UEAU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S LES BAI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LLIENS AUX BOI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DIDIER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EUI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UILLE VILLETT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S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VILLE COPPEGUEU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ONN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ACHY BUY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 DE METZ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QUEN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BEMONT SUR ANCR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VERY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SIERES EN SANTER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Y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LLY FLIBEAUCOUR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BLIMON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VAL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E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OUE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ENNES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RS EN VIME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CHELLES LES QUESNO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RS BRETONNEU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RS BOCAG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YVRENCH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Tarn (81)</text:p>
          </table:table-cell>
          <table:table-cell table:style-name="ce23" office:value-type="string">
            <text:p>ALBI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lbi</text:p>
          </table:table-cell>
          <table:table-cell table:style-name="ce21" office:value-type="string">
            <text:p>AMB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SSILL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RIATEXT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MAU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TRE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DES SUR CIE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UQ TOULZA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URG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ILLAC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BASTIDE ROUAIRO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BESSIERE CANDEIL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BRUGUIE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CAU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GRA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UTRE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VAUR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SLE SUR TAR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ZAM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ISO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YBEG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YLAUR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BASTE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ALMON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VIE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QUECOURB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MANS SOUL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U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SULPICE LA POINT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VAGN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MUNAUTE COMMUNES SOR ET AGOU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REZ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AL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FRANCHE D’ALBI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8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Tarn-et-Garonne (82)</text:p>
          </table:table-cell>
          <table:table-cell table:style-name="ce22" office:value-type="string">
            <text:p>ALBIA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AUMONT DE LOMAGN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CASTELSARRAS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USSAD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ISOLL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BASTIDE-SAINT-PIER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FRANCAI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ISSAC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MONTAUBAN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ECH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GREPELIS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NTONIN-NOBLE-VA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ETIENNE-DE-TULMO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PTFOND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ENCE D’AGE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PCI pays de Garonne et Gascogne : Aucamville, Beaupuy, Bourret, Bouillac, Comberouger, Mas-Grenier, Saint-Sardos, Savenès, Verdun-sur-Garon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5">
          <table:table-cell table:style-name="ce7" office:value-type="string">
            <text:p>Var (83)</text:p>
          </table:table-cell>
          <table:table-cell table:style-name="ce22" office:value-type="string">
            <text:p><text:span text:style-name="T2">ADRETS DE</text:span></text:p>
            <text:p><text:span text:style-name="T2">L’ESTEREL (les)</text:span>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Toulon</text:p>
          </table:table-cell>
          <table:table-cell table:style-name="ce21" office:value-type="string">
            <text:p>AIGUIN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MPU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5">
          <table:table-cell table:style-name="ce7"/>
          <table:table-cell table:style-name="ce21" office:value-type="string">
            <text:p>ARTIGNOSC/</text:p>
            <text:p>VERD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RTIGU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P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GNOLS EN FOR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NDOL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RGEM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RGEM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RJOLS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UDIN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UDUE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SSET (le)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LGENTI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SSE / ISSO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RMES LES MIMOSAS</text:p>
          </table:table-cell>
          <table:table-cell table:style-name="ce21" office:value-type="float" office:value="12">
            <text:p>1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GUET (l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A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N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GNOL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UE AURI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BASS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DIERE D’AZUR (la)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LLAS (b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LLIA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MPS LA SC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NNET DES MAURES (le)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CES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NOUL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QUEIRAN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TELLET (le)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VALAIR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ELLE (la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AUDOUBLE (b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AUVER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AUVIEUX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AVIE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GOLI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LLOBRIE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MPS /ARTUBY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RE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TIGN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AU (la)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OIX VALMER (la)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UER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RAGUIGNA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NTRECASTEAU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PARRON (a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VENO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RLEDE (la)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AYENC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IGANIERES (b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ASSAN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AYOSC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RCALQUEIRET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X AMPHOUX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EJ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RDE (la) </text:p>
          </table:table-cell>
          <table:table-cell table:style-name="ce21" office:value-type="float" office:value="21">
            <text:p>2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RDE FREINET (la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REOUL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SSIN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NASSERVI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NFAR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IMAU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YERES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5">
            <text:p>1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STIDE (la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VANDOU (le)</text:p>
          </table:table-cell>
          <table:table-cell table:style-name="ce21" office:value-type="float" office:value="14">
            <text:p>1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5">
          <table:table-cell table:style-name="ce12"/>
          <table:table-cell table:style-name="ce21" office:value-type="string">
            <text:p>ARCS/</text:p>
            <text:p>ARGENS (les)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YONS (les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LES /VERDON (les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DE (la)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RGUES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C EN PROVENCE (le)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TRE (la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ZAUGU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OUN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ISSAC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LE (la)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AUROUX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FERRAT (b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5">
          <table:table-cell table:style-name="ce12"/>
          <table:table-cell table:style-name="ce21" office:value-type="string">
            <text:p>MONTFORT/</text:p>
            <text:p>ARG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MEYA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TTE (la)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UY (le)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NS LES PIN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OUL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LLIE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LLIOULE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ERREFEU DU VAR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GNAN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AN d’AUP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AN DE LA TOU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E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URCIE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URRIER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ADET (le)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GET SUR ARGENS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GET VILL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MATUELLE</text:p>
          </table:table-cell>
          <table:table-cell table:number-columns-repeated="2"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YOL CANADEL (le)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GUSS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VEST LES EAUX (le)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A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BOUX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CBARO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QUE ESCLAPON (la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QUEBRUNE S/ARGENS</text:p>
          </table:table-cell>
          <table:table-cell table:style-name="ce21" office:value-type="float" office:value="26">
            <text:p>2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QUEBRUSSANNE (la)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UGIER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ANTONIN du VA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YR sur MER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ULIE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NDRI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RTIN DE PALLIERES (a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0.5">
            <text:p>0,5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XIMI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PAUL EN FOR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RAPHAEL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4">
            <text:p>1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TROPEZ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6">
            <text:p>3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ZACHARI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5">
          <table:table-cell table:style-name="ce12"/>
          <table:table-cell table:style-name="ce21" office:value-type="string">
            <text:p>SAINTE ANASTASIE/</text:p>
            <text:p>ISSO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MAXIM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ERN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NAR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ILLA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ILLONS SCE D’ARGE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YNE/MER (la)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IGN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ILLANS LA CASCAD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IX-FOUR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LLIES PONT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LLIES TOUCA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LLIES VI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NNER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RADE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VERN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ORONET (le)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TOULON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RRETT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RTOUR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RVE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ANS EN PCE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IGANC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 (le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ETTE du VAR (la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RAG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DIERE (la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IGN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DAUBA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CROZE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NON /VERD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NS /CARAMY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Vaucluse (84)</text:p>
          </table:table-cell>
          <table:table-cell table:style-name="ce22" office:value-type="string">
            <text:p>ALTHEN LES PALUD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vignon</text:p>
          </table:table-cell>
          <table:table-cell table:style-name="ce21" office:value-type="string">
            <text:p>APT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UBIGNA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AVIGNON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DARRID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LLEN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DENET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DEROUSS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MARET SUR AIGUES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ROMB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RPENTRA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UMONT SUR DURANC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VAILLON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TEAUNEUF DE GADAG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TEAUNEUF DU PAP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URTHEZO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ENTRAIGUES SUR LA SORGU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RILL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ISLE SUR LA SORGU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JONQUIER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TOUR D'AIGU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PALU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URI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ONTET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HOR</text:p>
          </table:table-cell>
          <table:table-cell table:style-name="ce21" office:value-type="float" office:value="9">
            <text:p>9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TAILLAD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RIOL DU COMT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LAUCEN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DRAGON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EUX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IERES LES AVIGNO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MOIR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NA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ANG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NES LES FONTAINE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TUI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OLEN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BI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USSILL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RIAN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GURE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RIGNAN DU COMT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RGUE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DIDI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SATURNIN LES AVIGNO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UCHA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ISON LA ROMAIN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REA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DEN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LLERON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 SUR AUZ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OL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Vendée (85)</text:p>
          </table:table-cell>
          <table:table-cell table:style-name="ce22" office:value-type="string">
            <text:p>Aizena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La Roche-sur-Yon</text:p>
          </table:table-cell>
          <table:table-cell table:style-name="ce21" office:value-type="string">
            <text:p>Angl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rbat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voir sur M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ne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s de Cené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nezea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tignolles sur Me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llan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ntonnay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âteau d'Olon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ex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ssarts-en-Boca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enay le Comt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oidfond – Saint Christophe du Ligner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u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rd sur mer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'Aiguillon sur 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'Epi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'Ile d'Yeu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arre de Mont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hataignerai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aute sur M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errièr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Garnach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Guérinière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5" office:value-type="string">
            <text:p>La Roche sur Y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Tranche sur M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errier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oiré sur Vi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Herbier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Sables d'Olonn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eville sur Mer – Saint Hilaire la forêt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ç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aigu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lli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irmoutier en l'Il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tre Dame de Mont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lonne sur M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uzaug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illes Croix de Vi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Hilaire de Riez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Jean de Mont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ichel en l'Herm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Vincent sur J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ullan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Talmont Saint Hilair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Vienne (86)</text:p>
          </table:table-cell>
          <table:table-cell table:style-name="ce22" office:value-type="string">
            <text:p>BUXEROLL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5">
          <table:table-cell table:style-name="ce7" office:value-type="string">
            <text:p>Poitiers</text:p>
          </table:table-cell>
          <table:table-cell table:style-name="ce21" office:value-type="string">
            <text:p>CHASSENEUIL DU POITOU</text:p>
          </table:table-cell>
          <table:table-cell table:style-name="ce21" office:value-type="string">
            <text:p>1</text:p>
            <text:p/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SSENEUIL DU POITOU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TELLERAULT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UVIGN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NC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UNAY-MARIG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ROCHE POSA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VAUSSEA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UDU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GNÉ-AUXANC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REBE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MORILL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AINTRÉ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VILLE DE POITO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POITIER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UILLÉ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BENOI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EORGES LES BAILLARGEAUX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Haute-Vienne (87)</text:p>
          </table:table-cell>
          <table:table-cell table:style-name="ce22" office:value-type="string">
            <text:p>AMBAZAC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Limoges</text:p>
          </table:table-cell>
          <table:table-cell table:style-name="ce21" office:value-type="string">
            <text:p>AIXE-sur-VIENN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ELLAC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NDAT-sur-VIENN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OUZEIX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DORA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EYTIA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S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LIMOGE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GNAC-LAVA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NAZOL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eonard-de-Nobla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YRIEIX-la-PERCH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UNIE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Vosges (88)</text:p>
          </table:table-cell>
          <table:table-cell table:style-name="ce22" office:value-type="string">
            <text:p>BRUYER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Epinal</text:p>
          </table:table-cell>
          <table:table-cell table:style-name="ce21" office:value-type="string">
            <text:p>CELLES SUR PLAI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RM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HATEL SUR MOSELL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NTREXEVILL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NIMO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YVILLER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LOY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EPINAL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AIZ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RARDM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LBEY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BRESSE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HILLO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VAL D'AJO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FFOL LE GRAN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RECOURT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HUREUX SUR SAON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YENMOUTI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FCHATEAU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MEX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AINFAING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OMBIERES LES BAIN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MBERVILLERS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AON L'ETAP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MIREMON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PT SUR MOSELL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DIE DES VOSG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ETIENNE LES REMIREMON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ICHEL SUR MEURTH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 NABO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ULXURES SUR MOSELOTT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NO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P AVENIR VOSG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GNE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TTEL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XERTIGN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XONRUPT LONGEMER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.I des Eaux de la Vôg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Yonne (89)</text:p>
          </table:table-cell>
          <table:table-cell table:style-name="ce22" office:value-type="string">
            <text:p>Aillant-sur-Thol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Auxerre</text:p>
          </table:table-cell>
          <table:table-cell table:style-name="ce21" office:value-type="string">
            <text:p>Appoig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3" office:value-type="string">
            <text:p>Auxerr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vallon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léneau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enon-sur-Armanç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bli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s-sur-Yon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ny Orée de Puisay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ss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éro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gi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leury-la-Vallé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ign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uss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lay-le-Grand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gennes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éteau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illy-sur-thol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-sur-Yonn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gny-les-Sept-Eclus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Bris-le-Vine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lémen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Florent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eorges-sur-Baulch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Valérie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n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origny-sur-Oreus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nnerr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oucy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-de-merc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éron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-la-Guyard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-sur-Yonn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olgré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Territoire de Belfort (90)</text:p>
          </table:table-cell>
          <table:table-cell table:style-name="ce23" office:value-type="string">
            <text:p>Belfort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Belfort</text:p>
          </table:table-cell>
          <table:table-cell table:style-name="ce21" office:value-type="string">
            <text:p>Valdoi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CST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11">
          <table:table-cell table:style-name="ce7" office:value-type="string">
            <text:p>Essonne (91)</text:p>
          </table:table-cell>
          <table:table-cell table:style-name="ce22" office:value-type="string">
            <text:p>ARPAJ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Evry</text:p>
          </table:table-cell>
          <table:table-cell table:style-name="ce21" office:value-type="string">
            <text:p>ATHIS MON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LLAINVILLI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LLANCOUR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IEVR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TIGNY SUR ORG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UILLE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EUX JOU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ERES LES SCELLE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IIS SOUS FORG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UNOY</text:p>
          </table:table-cell>
          <table:table-cell table:number-columns-repeated="2"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NO BONNEVAUX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URES SUR YVET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CUEIL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LA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ILLY MAZARI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BEIL ESSONNE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DRAY-MONTCEAUX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COURONN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ROSNE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'HUISON LONGUEVILL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URD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RAVE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NTRE JUINE ET RENARDE (1)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PINAY SOUS SENAR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PINAY SUR ORG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TAMPE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TIOLLE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EVRY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ENAY LES BRII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RGE LES BAINS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F SUR YVETT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IRONVILLE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GN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ITTEVILL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ANVILLE SUR JUINE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UVISY SUR ORG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ERTE ALAI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VILLE DU BOIS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RDY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LESSIS PAT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ULI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UVILLE SUR ORG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MOU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NA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SS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JUMEAU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NGPONT SUR ORG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16">
          <table:table-cell table:style-name="Default"/>
          <table:table-cell table:style-name="ce33" office:value-type="string">
            <text:p>MAISSE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COUSSI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OLLES en HUREPOIX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SS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NNECY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ILLY LA FORE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GERO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HLE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ANGI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IGNY-CHAMPIGN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SANG SUR OR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ZA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LLAINVILL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MOY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SAY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LAISEAU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AY VIEILLE POSTE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UNAY SUR ESSONN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AND PARIS SUD (2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S ORANGI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CLAY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HERO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ERMAIN LES ARPAJON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GERMAIN LES CORBEIL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ICHEL SUR OR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PIERRE DU PERRAY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VRAI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 GENEVIEVE DES BOI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R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ULX LES CHARTREUX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VIGNY SUR ORGE</text:p>
          </table:table-cell>
          <table:table-cell table:number-columns-repeated="2"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IMS (BOUSSY-QUINCY)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ISY SUR SEIN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RENNES JARC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RIERES LE BUISSON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T LE GRAND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RT LE PET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GNEUX SUR SEIN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AB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BON SUR YVETT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RY-CHATILL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WISSOU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YERRE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Hauts-de-Seine (92)</text:p>
          </table:table-cell>
          <table:table-cell table:style-name="ce22" office:value-type="string">
            <text:p>ANTON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Nanterre</text:p>
          </table:table-cell>
          <table:table-cell table:style-name="ce21" office:value-type="string">
            <text:p>ASNIÈRES SUR SEIN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GNEUX</text:p>
          </table:table-cell>
          <table:table-cell table:number-columns-repeated="2"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IS-COLOMBE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LOGNE BILLANCOURT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RG LA REIN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ÃTENAY MALABR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ÃTILLO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VILLE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AMART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ICHY LA GARENN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LOMBE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BEVOI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ENAY AUX ROSE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GARENNE COLOMBE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LESSIS ROBINSO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VALLOIS PERRET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4">
            <text:p>5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LAKOFF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UDON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ROUG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ILLY SUR SEIN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9">
            <text:p>2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TEAUX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EIL MALMAISON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CLOU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CEAUX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ÈVR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URESNE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NV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 LA GARENN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/>
          <table:table-cell table:style-name="ce24" table:number-columns-repeated="5"/>
          <table:table-cell table:number-columns-repeated="1017"/>
        </table:table-row>
        <table:table-row table:style-name="ro5">
          <table:table-cell table:style-name="ce9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Seine-St-Denis (93)</text:p>
          </table:table-cell>
          <table:table-cell table:style-name="ce22" office:value-type="string">
            <text:p>Aubervillier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Bobigny</text:p>
          </table:table-cell>
          <table:table-cell table:style-name="ce21" office:value-type="string">
            <text:p>Aulnay-sous-Bois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agnol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3" office:value-type="string">
            <text:p>Bobign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8"/>
          <table:table-cell table:style-name="ce21" office:value-type="string">
            <text:p>Bond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lichy-sous-Boi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rancy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ugn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pinay-sur-Sein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gn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urnay-sur-Mar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'Ile Saint-Deni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Courneuv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lanc-Mesnil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Bourg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ré-Saint-Gervai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Raincy</text:p>
          </table:table-cell>
          <table:table-cell table:number-columns-repeated="2"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Lila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Pavillons-sous-Boi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vry-Gargan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fermeil</text:p>
          </table:table-cell>
          <table:table-cell table:style-name="ce21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reuil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illy Plaisan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illy-sur-Marn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isy-le-Gran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isy-le-Sec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nti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errefitt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mainvill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sny-sous-Boi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Deni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4">
            <text:p>1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Ouen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evra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tain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emblay-en-Fran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jours/Coubron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momb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pint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taneus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Val-de-Marne (94)</text:p>
          </table:table-cell>
          <table:table-cell table:style-name="ce22" office:value-type="string">
            <text:p>ALFORTVILLE</text:p>
          </table:table-cell>
          <table:table-cell table:number-columns-repeated="2"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Créteil</text:p>
          </table:table-cell>
          <table:table-cell table:style-name="ce21" office:value-type="string">
            <text:p>ARCUE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ISSY SAINT LEGE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NNEUIL SUR MARN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Y SUR MARN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CH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RENTON LE PONT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NNEVIERES SUR MARN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VILLY LAR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CRETE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ENAY SOUS BOI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ESN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ENTILL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’HAY LES ROSE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INVILLE LE PONT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KREMLIN BICET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IMEIL BREVANNE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ISONS ALFOR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OLLES EN BRI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GENT SUR MARN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OISEAU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L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RMESSON SUR MAR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IGNY SUR YERR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ERREUX SUR MARN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LESSIS TREVIS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QUEUE EN BRI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UNGIS</text:p>
          </table:table-cell>
          <table:table-cell table:style-name="ce21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ND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UR DES FOSSE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1">
            <text:p>2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MAURICE</text:p>
          </table:table-cell>
          <table:table-cell table:style-name="ce21" office:value-type="float" office:value="10">
            <text:p>10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NTEN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UCY EN BRI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HIAI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CRESN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JUIF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 LE ROI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NEUVE SAINT GEORG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IERS SUR MARN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NCENNE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TRY SUR SEIN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Val d'Oise (95)</text:p>
          </table:table-cell>
          <table:table-cell table:style-name="ce22" office:value-type="string">
            <text:p>ARGENTEUIL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Cergy-Pontoise</text:p>
          </table:table-cell>
          <table:table-cell table:style-name="ce21" office:value-type="string">
            <text:p>ARNOUVIL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ASNIERES SUR OI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UVERS SUR OI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CHAMP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AUMONT SUR OIS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LLOY EN Franc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RNES SUR OIS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ESSANCOURT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UYERES SUR OIS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CERGY</text:p>
          </table:table-cell>
          <table:table-cell table:style-name="ce37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AMPAGNE SUR OISE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RMEILLES EN PARISI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OURDIMANCHE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OMONT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NGHIEN LES BAIN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RAGNY SUR OIS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ZANVIL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S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ANCONVILL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EPILL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ARGES LES GONESS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NESSE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OUSSAINVILL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HERBLA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JOUY LE MOUTIER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FRETTE SUR SEIN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'ISLE ADAM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ROCHE GUY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UZARCHES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GNY EN VEXIN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IN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NUCOUR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IEL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ERY SUR OIS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IGNY LES CORMEILL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UVILLE SUR OIS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NESLES LA VALLE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SNY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RMAIN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RSA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IERRELAY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NTOIS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RESLE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BRICE SOUS FORET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OUEN L ‘AUMON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 WITZ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NNOI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RCELLE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AVERNY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REAL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ARM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IERS-LE-BEL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/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LPARISIS (communauté d'agglomération Valparisis 4 communes)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AUBONNE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RMONT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LESSIS-BOUCHARD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EU-LA-FORET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<text:s/>Brigade interco située à ST-PRIX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LAINE VALLEE (communauté d'agglomération Plaine Vallée – 9 communes)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2">
            <text:p>32</text:p>
          </table:table-cell>
          <table:table-cell table:number-columns-repeated="3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ANDILLY-MARGENCY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UIL-LA-BARR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OSLAY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LIGN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MAGNY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MORENC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GRATIEN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OISY-SOUS-MONTMORENC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RPF (communauté d'agglomération Roissy Pays-de-France13 communes)*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QUEVAL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ENNEVIERES LES LOUV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PIAIS-LES-LOUV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ONTENAY-EN-PARISI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HILLAY (PM LOCAL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UVRE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LY LA VILLE (PM LOCAL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UISEUX-EN-Franc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ISSY-EN-France (PM LOCAL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URVILLIERS (PM LOCALE)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EMARS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LLERON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 table:number-rows-repeated="2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Guadeloupe (971)</text:p>
          </table:table-cell>
          <table:table-cell table:style-name="ce22" office:value-type="string">
            <text:p>LES ABYME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8">
            <text:p>1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Basse-Terre</text:p>
          </table:table-cell>
          <table:table-cell table:style-name="ce21" office:value-type="string">
            <text:p>ANSE-BERTRAN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IE-MAHAULT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ILLIF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SSE-TERR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OUILLANT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PESTERRE BELLE EAU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CAPESTERRE MARIE-GALANTE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DESHAIE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 DESIRAD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GOSIER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2">
            <text:p>1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OURBEYR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OYAVE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GRAND-BOUR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AMENTIN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ORNE-A-L’EAU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LE MOUL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PETIT-BOURG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TIT-CANAL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POINTE-A-PITR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2">
            <text:p>3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INTE-NOIR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ORT-LOUI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CLAUD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FRANCOIS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OUI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ANN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ROS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RRE DE BA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ERRE DE HAU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OIS-RIVIERE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EUX-FOR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IEUX-HABITANTS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6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8">
          <table:table-cell table:style-name="ce7" office:value-type="string">
            <text:p>Martinique (972)</text:p>
          </table:table-cell>
          <table:table-cell table:style-name="ce22" office:value-type="string">
            <text:p>Anses-d'Arlet (Les)</text:p>
          </table:table-cell>
          <table:table-cell table:number-columns-repeated="2"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Basse-Point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8">
          <table:table-cell table:style-name="ce7" office:value-type="string">
            <text:p>Fort-de-France</text:p>
          </table:table-cell>
          <table:table-cell table:style-name="ce21" office:value-type="string">
            <text:p>Bellefontain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9"/>
          <table:table-cell table:style-name="ce21" office:value-type="string">
            <text:p>Carbet (Le)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ase-Pilot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iamant (Le)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uco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Fort-de-France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35">
            <text:p>3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François (Le)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Gros-Morne (Le)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mentin (Le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orrain (Le)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igot (Le)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in (Le)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ne-Rouge (Le)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rne-Vert (Le)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vière-Pilot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ivière-Salée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bert (Le)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nn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oseph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ier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Esprit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Luc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Mari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choelch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inité (La)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ois-Ilets (Les)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Vauclin (Le)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Guyane (973)</text:p>
          </table:table-cell>
          <table:table-cell table:style-name="ce21" office:value-type="string">
            <text:p>APATOU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Cayenne</text:p>
          </table:table-cell>
          <table:table-cell table:style-name="ce23" office:value-type="string">
            <text:p>CAYENN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5">
            <text:p>1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KOUROU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MACOURIA</text:p>
          </table:table-cell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NA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RIPASOULA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ATOUR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ONTSINERY-TONNEGRAND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EMIRE-MONTJOLY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ROURA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AURENT-DU-MARONI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INNAMAR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Réunion (974)</text:p>
          </table:table-cell>
          <table:table-cell table:style-name="ce23" office:value-type="string">
            <text:p>SAINT-DENI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Saint Denis</text:p>
          </table:table-cell>
          <table:table-cell table:style-name="ce21" office:value-type="string">
            <text:p>SAINTE-SUZANNE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7"/>
          <table:table-cell table:style-name="ce21" office:value-type="string">
            <text:p>SAINTE-MARIE</text:p>
          </table:table-cell>
          <table:table-cell table:style-name="ce21" office:value-type="float" office:value="21">
            <text:p>2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AUL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">
            <text:p>20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EU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POSSESSION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ROIS-BASSINS</text:p>
          </table:table-cell>
          <table:table-cell table:number-columns-repeated="2"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PORT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IERR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6">
            <text:p>1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LOUI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">
            <text:p>8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 TAMPON</text:p>
          </table:table-cell>
          <table:table-cell table:style-name="ce21" office:value-type="float" office:value="22">
            <text:p>2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JOSEPH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PHILIPP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ILAO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TANG-SALE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ENTRE-DEUX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ETITE-I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ES AVIRON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BENOIT</text:p>
          </table:table-cell>
          <table:table-cell table:style-name="ce21" office:value-type="float" office:value="13">
            <text:p>1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-ANDRE</text:p>
          </table:table-cell>
          <table:table-cell table:style-name="ce21" office:value-type="float" office:value="13">
            <text:p>1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RAS-PAN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INTE-ROSE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LAZIE</text:p>
          </table:table-cell>
          <table:table-cell table:number-columns-repeated="5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LA PLAINE DES PALMIST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 table:number-rows-repeated="4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5">
          <table:table-cell table:style-name="ce7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7" office:value-type="string">
            <text:p>Mayotte (976)</text:p>
          </table:table-cell>
          <table:table-cell table:style-name="ce21" office:value-type="string">
            <text:p>ACOUA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11">
          <table:table-cell table:style-name="ce7" office:value-type="string">
            <text:p>Mamoudzou</text:p>
          </table:table-cell>
          <table:table-cell table:style-name="ce21" office:value-type="string">
            <text:p>CHIRONGUI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NDRABOUA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CHICONI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ANDRELE</text:p>
          </table:table-cell>
          <table:table-cell table:number-columns-repeated="2" table:style-name="ce21" office:value-type="float" office:value="4">
            <text:p>4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BOUENI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EMBENI</text:p>
          </table:table-cell>
          <table:table-cell table:style-name="ce21" office:value-type="float" office:value="15">
            <text:p>1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TSANGAMOUJI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DZAOUDZI</text:p>
          </table:table-cell>
          <table:table-cell table:style-name="ce21" office:value-type="float" office:value="15">
            <text:p>1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MTSAMBORO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KANI-KELI</text:p>
          </table:table-cell>
          <table:table-cell table:style-name="ce21" office:value-type="float" office:value="5">
            <text:p>5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OUANGANI</text:p>
          </table:table-cell>
          <table:table-cell table:style-name="ce21" office:value-type="float" office:value="4">
            <text:p>4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KOUNGOU</text:p>
          </table:table-cell>
          <table:table-cell table:style-name="ce21" office:value-type="float" office:value="11">
            <text:p>11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PAMANDZI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3" office:value-type="string">
            <text:p>MAMOUDZOU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1">
            <text:p>11</text:p>
          </table:table-cell>
          <table:table-cell table:number-columns-repeated="3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TSINGONI</text:p>
          </table:table-cell>
          <table:table-cell table:style-name="ce21" office:value-type="float" office:value="12">
            <text:p>12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1" office:value-type="string">
            <text:p>SADA</text:p>
          </table:table-cell>
          <table:table-cell table:style-name="ce21" office:value-type="float" office:value="7">
            <text:p>7</text:p>
          </table:table-cell>
          <table:table-cell table:number-columns-repeated="4" table:style-name="ce2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24" table:number-columns-repeated="6"/>
          <table:table-cell table:number-columns-repeated="1017"/>
        </table:table-row>
        <table:table-row table:style-name="ro11">
          <table:table-cell table:style-name="ce13" office:value-type="string">
            <text:p>TOTAL</text:p>
          </table:table-cell>
          <table:table-cell table:style-name="ce24"/>
          <table:table-cell table:style-name="ce21" table:formula="of:=SUM([.C17:.C5168])" office:value-type="float" office:value="21636">
            <text:p>21636</text:p>
          </table:table-cell>
          <table:table-cell table:style-name="ce21" table:formula="of:=SUM([.D17:.D5168])" office:value-type="float" office:value="8920">
            <text:p>8920</text:p>
          </table:table-cell>
          <table:table-cell table:style-name="ce21" table:formula="of:=SUM([.E17:.E5168])" office:value-type="float" office:value="870.5">
            <text:p>870,5</text:p>
          </table:table-cell>
          <table:table-cell table:style-name="ce21" table:formula="of:=SUM([.F17:.F5168])" office:value-type="float" office:value="327">
            <text:p>327</text:p>
          </table:table-cell>
          <table:table-cell table:style-name="ce21" table:formula="of:=SUM([.G17:.G5168])" office:value-type="float" office:value="290">
            <text:p>29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9"/>
          <table:table-cell table:number-columns-repeated="1020"/>
        </table:table-row>
        <table:table-row table:style-name="ro5" table:number-rows-repeated="104340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0:14:42.754000000</meta:creation-date>
    <dc:date>2017-08-17T15:13:09.92</dc:date>
    <meta:editing-duration>PT3M33S</meta:editing-duration>
    <meta:editing-cycles>1</meta:editing-cycles>
    <meta:generator>LibreOffice/3.5$Windows_x86 LibreOffice_project/3215f89-f603614-ab984f2-7348103-1225a5b</meta:generator>
    <meta:document-statistic meta:table-count="1" meta:cell-count="28771" meta:object-count="0"/>
  </office:meta>
</office:document-meta>
</file>